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urier enw" svg:font-family="'Courier enw'"/>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none" draw:fill-color="#000000" draw:textarea-horizontal-align="justify" draw:textarea-vertical-align="top" draw:auto-grow-height="false" fo:min-height="4.703cm" fo:min-width="7.755cm"/>
      <style:paragraph-properties style:writing-mode="lr-tb"/>
    </style:style>
    <style:style style:name="gr2" style:family="graphic" style:parent-style-name="standard">
      <style:graphic-properties svg:stroke-color="#000000" draw:fill="none" draw:fill-color="#000000" draw:textarea-horizontal-align="justify" draw:textarea-vertical-align="top" draw:auto-grow-height="false" fo:min-height="3.877cm" fo:min-width="1.987cm"/>
      <style:paragraph-properties style:writing-mode="lr-tb"/>
    </style:style>
    <style:style style:name="gr3" style:family="graphic" style:parent-style-name="standard">
      <style:graphic-properties svg:stroke-color="#000000" draw:fill="none" draw:fill-color="#000000" draw:textarea-horizontal-align="justify" draw:textarea-vertical-align="top" draw:auto-grow-height="false" fo:min-height="2.977cm" fo:min-width="1.099cm"/>
      <style:paragraph-properties style:writing-mode="lr-tb"/>
    </style:style>
    <style:style style:name="gr4" style:family="graphic" style:parent-style-name="standard">
      <style:graphic-properties svg:stroke-color="#000000" draw:fill="none" draw:fill-color="#000000" draw:textarea-horizontal-align="justify" draw:textarea-vertical-align="top" draw:auto-grow-height="false" fo:min-height="2.301cm" fo:min-width="1.099cm"/>
      <style:paragraph-properties style:writing-mode="lr-tb"/>
    </style:style>
    <style:style style:name="gr5" style:family="graphic" style:parent-style-name="standard">
      <style:graphic-properties svg:stroke-color="#000000" draw:fill="none" draw:fill-color="#000000" draw:textarea-horizontal-align="justify" draw:textarea-vertical-align="top" draw:auto-grow-height="false" fo:min-height="2.677cm" fo:min-width="1.099cm"/>
      <style:paragraph-properties style:writing-mode="lr-tb"/>
    </style:style>
    <style:style style:name="gr6" style:family="graphic" style:parent-style-name="standard">
      <style:graphic-properties svg:stroke-color="#000000" draw:fill="solid" draw:fill-color="#ffffff" draw:opacity="100%" draw:textarea-horizontal-align="justify" draw:textarea-vertical-align="top" draw:auto-grow-height="false" fo:min-height="1.299cm" fo:min-width="2.037cm"/>
      <style:paragraph-properties style:writing-mode="lr-tb"/>
    </style:style>
    <style:style style:name="gr7" style:family="graphic" style:parent-style-name="standard">
      <style:graphic-properties svg:stroke-color="#000000" draw:fill="none" draw:fill-color="#000000" draw:textarea-horizontal-align="justify" draw:textarea-vertical-align="top" draw:auto-grow-height="false" fo:min-height="2.682cm" fo:min-width="4.199cm"/>
      <style:paragraph-properties style:writing-mode="lr-tb"/>
    </style:style>
    <style:style style:name="gr8" style:family="graphic" style:parent-style-name="standard">
      <style:graphic-properties svg:stroke-color="#000000" draw:fill="solid" draw:fill-color="#ffffff" draw:opacity="100%" draw:textarea-horizontal-align="justify" draw:textarea-vertical-align="top" draw:auto-grow-height="false" fo:min-height="1.3cm" fo:min-width="2.037cm"/>
      <style:paragraph-properties style:writing-mode="lr-tb"/>
    </style:style>
    <style:style style:name="gr9" style:family="graphic" style:parent-style-name="standard">
      <style:graphic-properties svg:stroke-color="#000000" draw:fill="none" draw:fill-color="#000000" draw:textarea-horizontal-align="justify" draw:textarea-vertical-align="middle" draw:auto-grow-height="false" fo:min-height="1.147cm" fo:min-width="7.247cm"/>
      <style:paragraph-properties style:writing-mode="lr-tb"/>
    </style:style>
    <style:style style:name="gr10" style:family="graphic" style:parent-style-name="standard">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11" style:family="graphic" style:parent-style-name="standard">
      <style:graphic-properties svg:stroke-color="#000000" draw:fill="solid" draw:fill-color="#ffffff" draw:textarea-horizontal-align="justify" draw:textarea-vertical-align="top" draw:auto-grow-height="false" fo:min-height="0.893cm" fo:min-width="2.866cm"/>
      <style:paragraph-properties style:writing-mode="lr-tb"/>
    </style:style>
    <style:style style:name="gr12" style:family="graphic" style:parent-style-name="standard">
      <style:graphic-properties svg:stroke-color="#000000" draw:fill="solid" draw:fill-color="#ffffff" draw:textarea-horizontal-align="justify" draw:textarea-vertical-align="top" draw:auto-grow-height="false" fo:min-height="0.893cm" fo:min-width="2.802cm"/>
      <style:paragraph-properties style:writing-mode="lr-tb"/>
    </style:style>
    <style:style style:name="gr13" style:family="graphic" style:parent-style-name="standard">
      <style:graphic-properties svg:stroke-color="#000000" draw:fill="solid" draw:fill-color="#ffffff" draw:textarea-horizontal-align="justify" draw:textarea-vertical-align="top" draw:auto-grow-height="false" fo:min-height="0.893cm" fo:min-width="5.469cm"/>
      <style:paragraph-properties style:writing-mode="lr-tb"/>
    </style:style>
    <style:style style:name="gr14" style:family="graphic" style:parent-style-name="standard">
      <style:graphic-properties svg:stroke-color="#000000" draw:fill="solid" draw:fill-color="#ffffff" draw:textarea-horizontal-align="justify" draw:textarea-vertical-align="top" draw:auto-grow-height="false" fo:min-height="3.052cm" fo:min-width="4.453cm"/>
      <style:paragraph-properties style:writing-mode="lr-tb"/>
    </style:style>
    <style:style style:name="gr15" style:family="graphic" style:parent-style-name="objectwithoutfill">
      <style:graphic-properties draw:stroke="dash" draw:stroke-dash="Double_20_Dash" draw:marker-end="Linienspitzen_20_3" draw:marker-end-width="0.3cm" draw:fill="none" draw:textarea-vertical-align="middle"/>
    </style:style>
    <style:style style:name="gr16" style:family="graphic" style:parent-style-name="objectwithoutfill">
      <style:graphic-properties draw:marker-end="Circle" draw:marker-end-width="0.3cm" draw:fill="none" draw:textarea-vertical-align="middle"/>
    </style:style>
    <style:style style:name="gr17" style:family="graphic" style:parent-style-name="objectwithoutfill">
      <style:graphic-properties draw:stroke="dash" draw:stroke-dash="Long_20_Dash" draw:marker-end="Linienspitzen_20_4" draw:marker-end-width="0.3cm" draw:fill="none" draw:textarea-vertical-align="middle"/>
    </style:style>
    <style:style style:name="gr18" style:family="graphic" style:parent-style-name="standard">
      <style:graphic-properties svg:stroke-color="#000000" draw:fill="solid" draw:fill-color="#ffffff" draw:textarea-horizontal-align="justify" draw:textarea-vertical-align="top" draw:auto-grow-height="false" fo:min-height="0.893cm" fo:min-width="8.517cm"/>
      <style:paragraph-properties style:writing-mode="lr-tb"/>
    </style:style>
    <style:style style:name="gr19" style:family="graphic" style:parent-style-name="standard">
      <style:graphic-properties svg:stroke-color="#000000" draw:fill="solid" draw:fill-color="#ffffff" draw:textarea-horizontal-align="justify" draw:textarea-vertical-align="top" draw:auto-grow-height="false" fo:min-height="0.893cm" fo:min-width="10.168cm"/>
      <style:paragraph-properties style:writing-mode="lr-tb"/>
    </style:style>
    <style:style style:name="gr20" style:family="graphic" style:parent-style-name="objectwithoutfill">
      <style:graphic-properties draw:stroke="dash" draw:stroke-dash="Double_20_Dash" draw:marker-end="Linienspitzen_20_4" draw:marker-end-width="0.3cm" draw:fill="none" draw:textarea-vertical-align="middle"/>
    </style:style>
    <style:style style:name="gr21" style:family="graphic" style:parent-style-name="standard">
      <style:graphic-properties svg:stroke-color="#000000" draw:fill="solid" draw:fill-color="#ffffff" draw:textarea-horizontal-align="justify" draw:textarea-vertical-align="top" draw:auto-grow-height="false" fo:min-height="0.893cm" fo:min-width="5.85cm"/>
      <style:paragraph-properties style:writing-mode="lr-tb"/>
    </style:style>
    <style:style style:name="gr22" style:family="graphic" style:parent-style-name="objectwithoutfill">
      <style:graphic-properties draw:marker-end="Linienspitzen_20_4" draw:marker-end-width="0.3cm" draw:fill="none" draw:textarea-vertical-align="middle"/>
    </style:style>
    <style:style style:name="gr23" style:family="graphic" style:parent-style-name="standard">
      <style:graphic-properties svg:stroke-color="#000000" draw:fill="solid" draw:fill-color="#ffffff" draw:textarea-horizontal-align="justify" draw:textarea-vertical-align="top" draw:auto-grow-height="false" fo:min-height="0.512cm" fo:min-width="5.85cm"/>
      <style:paragraph-properties style:writing-mode="lr-tb"/>
    </style:style>
    <style:style style:name="gr24" style:family="graphic" style:parent-style-name="standard">
      <style:graphic-properties svg:stroke-color="#000000" draw:fill="solid" draw:fill-color="#ffffff" draw:textarea-horizontal-align="justify" draw:textarea-vertical-align="top" draw:auto-grow-height="false" fo:min-height="0.385cm" fo:min-width="5.85cm"/>
      <style:paragraph-properties style:writing-mode="lr-tb"/>
    </style:style>
    <style:style style:name="gr25" style:family="graphic" style:parent-style-name="standard">
      <style:graphic-properties svg:stroke-color="#000000" draw:fill="solid" draw:fill-color="#ffffff" draw:textarea-horizontal-align="justify" draw:textarea-vertical-align="top" draw:auto-grow-height="false" fo:min-height="0.512cm" fo:min-width="8.517cm"/>
      <style:paragraph-properties style:writing-mode="lr-tb"/>
    </style:style>
    <style:style style:name="gr26" style:family="graphic" style:parent-style-name="standard">
      <style:graphic-properties svg:stroke-color="#000000" draw:fill="solid" draw:fill-color="#ffffff" draw:textarea-horizontal-align="justify" draw:textarea-vertical-align="top" draw:auto-grow-height="false" fo:min-height="1.528cm" fo:min-width="8.517cm"/>
      <style:paragraph-properties style:writing-mode="lr-tb"/>
    </style:style>
    <style:style style:name="gr27" style:family="graphic" style:parent-style-name="standard">
      <style:graphic-properties svg:stroke-color="#000000" draw:fill="solid" draw:fill-color="#ffffff" draw:textarea-horizontal-align="justify" draw:textarea-vertical-align="top" draw:auto-grow-height="false" fo:min-height="0.512cm" fo:min-width="10.168cm"/>
      <style:paragraph-properties style:writing-mode="lr-tb"/>
    </style:style>
    <style:style style:name="gr28" style:family="graphic" style:parent-style-name="standard">
      <style:graphic-properties svg:stroke-color="#000000" draw:fill="solid" draw:fill-color="#ffffff" draw:textarea-horizontal-align="justify" draw:textarea-vertical-align="top" draw:auto-grow-height="false" fo:min-height="2.798cm" fo:min-width="10.168cm"/>
      <style:paragraph-properties style:writing-mode="lr-tb"/>
    </style:style>
    <style:style style:name="gr29"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30" style:family="graphic" style:parent-style-name="standard">
      <style:graphic-properties svg:stroke-color="#000000" draw:fill="solid" draw:fill-color="#ffffff" draw:textarea-horizontal-align="justify" draw:textarea-vertical-align="top" draw:auto-grow-height="false" fo:min-height="1.401cm" fo:min-width="7.247cm"/>
      <style:paragraph-properties style:writing-mode="lr-tb"/>
    </style:style>
    <style:style style:name="gr31" style:family="graphic" style:parent-style-name="objectwithoutfill">
      <style:graphic-properties draw:stroke="dash" draw:stroke-dash="Double_20_Dash" draw:marker-end="Linienspitzen_20_4" draw:marker-end-width="0.3cm" draw:fill="none" draw:textarea-vertical-align="top"/>
      <style:paragraph-properties style:writing-mode="lr-tb"/>
    </style:style>
    <style:style style:name="gr32" style:family="graphic" style:parent-style-name="objectwithoutfill">
      <style:graphic-properties draw:marker-end="Circle" draw:marker-end-width="0.3cm" draw:fill="none" draw:textarea-vertical-align="middle"/>
      <style:paragraph-properties style:writing-mode="lr-tb"/>
    </style:style>
    <style:style style:name="gr33" style:family="graphic" style:parent-style-name="objectwithoutfill">
      <style:graphic-properties draw:marker-end="Linienspitzen_20_4" draw:marker-end-width="0.3cm" draw:fill="none" draw:textarea-vertical-align="middle"/>
      <style:paragraph-properties style:writing-mode="lr-tb"/>
    </style:style>
    <style:style style:name="gr34" style:family="graphic" style:parent-style-name="standard">
      <style:graphic-properties svg:stroke-color="#000000" draw:fill="solid" draw:fill-color="#ffffff" draw:textarea-horizontal-align="justify" draw:textarea-vertical-align="top" draw:auto-grow-height="false" fo:min-height="0.512cm" fo:min-width="8.009cm"/>
      <style:paragraph-properties style:writing-mode="lr-tb"/>
    </style:style>
    <style:style style:name="gr35" style:family="graphic" style:parent-style-name="standard">
      <style:graphic-properties svg:stroke-color="#000000" draw:fill="solid" draw:fill-color="#ffffff" draw:textarea-horizontal-align="justify" draw:textarea-vertical-align="top" draw:auto-grow-height="false" fo:min-height="1.528cm" fo:min-width="8.009cm"/>
      <style:paragraph-properties style:writing-mode="lr-tb"/>
    </style:style>
    <style:style style:name="gr36" style:family="graphic" style:parent-style-name="standard">
      <style:graphic-properties svg:stroke-color="#000000" draw:fill="solid" draw:fill-color="#ffffff" draw:textarea-horizontal-align="justify" draw:textarea-vertical-align="top" draw:auto-grow-height="false" fo:min-height="2.798cm" fo:min-width="8.009cm"/>
      <style:paragraph-properties style:writing-mode="lr-tb"/>
    </style:style>
    <style:style style:name="gr37" style:family="graphic" style:parent-style-name="standard">
      <style:graphic-properties svg:stroke-color="#000000" draw:fill="solid" draw:fill-color="#ffffff" draw:textarea-horizontal-align="justify" draw:textarea-vertical-align="top" draw:auto-grow-height="false" fo:min-height="0.893cm" fo:min-width="8.136cm"/>
      <style:paragraph-properties style:writing-mode="lr-tb"/>
    </style:style>
    <style:style style:name="gr38" style:family="graphic" style:parent-style-name="standard">
      <style:graphic-properties svg:stroke-color="#000000" draw:fill="solid" draw:fill-color="#ffffff" draw:textarea-horizontal-align="justify" draw:textarea-vertical-align="top" draw:auto-grow-height="false" fo:min-height="0.512cm" fo:min-width="8.136cm"/>
      <style:paragraph-properties style:writing-mode="lr-tb"/>
    </style:style>
    <style:style style:name="gr39" style:family="graphic" style:parent-style-name="standard">
      <style:graphic-properties svg:stroke-color="#000000" draw:fill="solid" draw:fill-color="#ffffff" draw:textarea-horizontal-align="justify" draw:textarea-vertical-align="top" draw:auto-grow-height="false" fo:min-height="1.528cm" fo:min-width="8.136cm"/>
      <style:paragraph-properties style:writing-mode="lr-tb"/>
    </style:style>
    <style:style style:name="gr40" style:family="graphic" style:parent-style-name="standard">
      <style:graphic-properties svg:stroke-color="#000000" draw:fill="none" draw:fill-color="#000000" draw:textarea-horizontal-align="justify" draw:textarea-vertical-align="top" draw:auto-grow-height="false" fo:min-height="4.703cm" fo:min-width="5.469cm"/>
      <style:paragraph-properties style:writing-mode="lr-tb"/>
    </style:style>
    <style:style style:name="gr41" style:family="graphic" style:parent-style-name="objectwithoutfill">
      <style:graphic-properties draw:fill="none" draw:textarea-vertical-align="middle"/>
    </style:style>
    <style:style style:name="gr42" style:family="graphic" style:parent-style-name="standard">
      <style:graphic-properties draw:stroke="none" svg:stroke-color="#000000" draw:fill="none" draw:fill-color="#ffffff" fo:min-height="2.163cm"/>
      <style:paragraph-properties style:writing-mode="lr-tb"/>
    </style:style>
    <style:style style:name="gr43" style:family="graphic" style:parent-style-name="standard">
      <style:graphic-properties draw:stroke="none" svg:stroke-color="#000000" draw:fill="none" draw:fill-color="#ffffff" fo:min-height="1.909cm"/>
      <style:paragraph-properties style:writing-mode="lr-tb"/>
    </style:style>
    <style:style style:name="gr44" style:family="graphic" style:parent-style-name="standard">
      <style:graphic-properties draw:stroke="none" svg:stroke-color="#000000" draw:fill="none" draw:fill-color="#ffffff" fo:min-height="3.052cm"/>
      <style:paragraph-properties style:writing-mode="lr-tb"/>
    </style:style>
    <style:style style:name="gr45" style:family="graphic" style:parent-style-name="standard">
      <style:graphic-properties svg:stroke-color="#000000" draw:fill="none" draw:fill-color="#000000" draw:textarea-horizontal-align="justify" draw:textarea-vertical-align="middle" draw:auto-grow-height="false" fo:min-height="1.147cm" fo:min-width="12.708cm"/>
      <style:paragraph-properties style:writing-mode="lr-tb"/>
    </style:style>
    <style:style style:name="gr46" style:family="graphic" style:parent-style-name="standard">
      <style:graphic-properties svg:stroke-color="#000000" draw:fill="solid" draw:fill-color="#ffffff" draw:textarea-horizontal-align="justify" draw:textarea-vertical-align="top" draw:auto-grow-height="false" fo:min-height="0.893cm" fo:min-width="10.422cm"/>
      <style:paragraph-properties style:writing-mode="lr-tb"/>
    </style:style>
    <style:style style:name="gr47" style:family="graphic" style:parent-style-name="standard">
      <style:graphic-properties svg:stroke-color="#000000" draw:fill="solid" draw:fill-color="#ffffff" draw:textarea-horizontal-align="justify" draw:textarea-vertical-align="top" draw:auto-grow-height="false" fo:min-height="0.893cm" fo:min-width="10.676cm"/>
      <style:paragraph-properties style:writing-mode="lr-tb"/>
    </style:style>
    <style:style style:name="gr48" style:family="graphic" style:parent-style-name="standard">
      <style:graphic-properties svg:stroke-color="#000000" draw:fill="solid" draw:fill-color="#ffffff" draw:textarea-horizontal-align="justify" draw:textarea-vertical-align="top" draw:auto-grow-height="false" fo:min-height="0.893cm" fo:min-width="12.708cm"/>
      <style:paragraph-properties style:writing-mode="lr-tb"/>
    </style:style>
    <style:style style:name="gr49" style:family="graphic" style:parent-style-name="standard">
      <style:graphic-properties svg:stroke-color="#000000" draw:fill="solid" draw:fill-color="#ffffff" draw:textarea-horizontal-align="justify" draw:textarea-vertical-align="top" draw:auto-grow-height="false" fo:min-height="0.512cm" fo:min-width="10.676cm"/>
      <style:paragraph-properties style:writing-mode="lr-tb"/>
    </style:style>
    <style:style style:name="gr50" style:family="graphic" style:parent-style-name="standard">
      <style:graphic-properties svg:stroke-color="#000000" draw:fill="solid" draw:fill-color="#ffffff" draw:textarea-horizontal-align="justify" draw:textarea-vertical-align="top" draw:auto-grow-height="false" fo:min-height="1.528cm" fo:min-width="10.676cm"/>
      <style:paragraph-properties style:writing-mode="lr-tb"/>
    </style:style>
    <style:style style:name="gr51" style:family="graphic" style:parent-style-name="standard">
      <style:graphic-properties svg:stroke-color="#000000" draw:fill="solid" draw:fill-color="#ffffff" draw:textarea-horizontal-align="justify" draw:textarea-vertical-align="top" draw:auto-grow-height="false" fo:min-height="2.798cm" fo:min-width="12.708cm"/>
      <style:paragraph-properties style:writing-mode="lr-tb"/>
    </style:style>
    <style:style style:name="gr52" style:family="graphic" style:parent-style-name="standard" style:list-style-name="L1">
      <style:graphic-properties svg:stroke-color="#000000" draw:fill="solid" draw:fill-color="#ffffff" draw:textarea-horizontal-align="justify" draw:textarea-vertical-align="top" draw:auto-grow-height="false" fo:min-height="3.052cm" fo:min-width="12.708cm"/>
      <style:paragraph-properties style:writing-mode="lr-tb"/>
    </style:style>
    <style:style style:name="gr53" style:family="graphic" style:parent-style-name="objectwithoutfill">
      <style:graphic-properties draw:stroke="dash" draw:stroke-dash="Double_20_Dash" svg:stroke-color="#ff0000" draw:marker-end="Linienspitzen_20_4" draw:marker-end-width="0.3cm" draw:fill="none" draw:textarea-vertical-align="top"/>
      <style:paragraph-properties style:writing-mode="lr-tb"/>
    </style:style>
    <style:style style:name="gr54" style:family="graphic" style:parent-style-name="objectwithoutfill">
      <style:graphic-properties svg:stroke-color="#ff0000" draw:marker-end="Circle" draw:marker-end-width="0.3cm" draw:fill="none" draw:textarea-vertical-align="middle"/>
      <style:paragraph-properties style:writing-mode="lr-tb"/>
    </style:style>
    <style:style style:name="gr55" style:family="graphic" style:parent-style-name="objectwithoutfill">
      <style:graphic-properties svg:stroke-color="#ff0000" draw:marker-end="Linienspitzen_20_4" draw:marker-end-width="0.3cm" draw:fill="none" draw:textarea-vertical-align="middle"/>
      <style:paragraph-properties style:writing-mode="lr-tb"/>
    </style:style>
    <style:style style:name="gr56" style:family="graphic" style:parent-style-name="standard">
      <style:graphic-properties svg:stroke-color="#000000" draw:fill="solid" draw:fill-color="#ffffff" draw:textarea-horizontal-align="justify" draw:textarea-vertical-align="top" draw:auto-grow-height="false" fo:min-height="0.512cm" fo:min-width="10.422cm"/>
      <style:paragraph-properties style:writing-mode="lr-tb"/>
    </style:style>
    <style:style style:name="gr57" style:family="graphic" style:parent-style-name="standard">
      <style:graphic-properties svg:stroke-color="#000000" draw:fill="solid" draw:fill-color="#ffffff" draw:textarea-horizontal-align="justify" draw:textarea-vertical-align="top" draw:auto-grow-height="false" fo:min-height="1.528cm" fo:min-width="10.422cm"/>
      <style:paragraph-properties style:writing-mode="lr-tb"/>
    </style:style>
    <style:style style:name="gr58" style:family="graphic" style:parent-style-name="standard">
      <style:graphic-properties svg:stroke-color="#000000" draw:fill="solid" draw:fill-color="#ffffff" draw:textarea-horizontal-align="justify" draw:textarea-vertical-align="top" draw:auto-grow-height="false" fo:min-height="2.798cm" fo:min-width="10.422cm"/>
      <style:paragraph-properties style:writing-mode="lr-tb"/>
    </style:style>
    <style:style style:name="gr59" style:family="graphic" style:parent-style-name="standard">
      <style:graphic-properties svg:stroke-color="#000000" draw:fill="solid" draw:fill-color="#ffffff" draw:textarea-horizontal-align="justify" draw:textarea-vertical-align="top" draw:auto-grow-height="false" fo:min-height="0.893cm" fo:min-width="10.93cm"/>
      <style:paragraph-properties style:writing-mode="lr-tb"/>
    </style:style>
    <style:style style:name="gr60" style:family="graphic" style:parent-style-name="standard">
      <style:graphic-properties svg:stroke-color="#000000" draw:fill="solid" draw:fill-color="#ffffff" draw:textarea-horizontal-align="justify" draw:textarea-vertical-align="top" draw:auto-grow-height="false" fo:min-height="0.512cm" fo:min-width="10.93cm"/>
      <style:paragraph-properties style:writing-mode="lr-tb"/>
    </style:style>
    <style:style style:name="gr61" style:family="graphic" style:parent-style-name="standard">
      <style:graphic-properties svg:stroke-color="#000000" draw:fill="solid" draw:fill-color="#ffffff" draw:textarea-horizontal-align="justify" draw:textarea-vertical-align="top" draw:auto-grow-height="false" fo:min-height="1.528cm" fo:min-width="10.93cm"/>
      <style:paragraph-properties style:writing-mode="lr-tb"/>
    </style:style>
    <style:style style:name="gr62" style:family="graphic" style:parent-style-name="standard">
      <style:graphic-properties draw:stroke="none" svg:stroke-color="#000000" draw:fill="none" draw:fill-color="#ffffff" fo:min-height="2.845cm"/>
      <style:paragraph-properties style:writing-mode="lr-tb"/>
    </style:style>
    <style:style style:name="gr63" style:family="graphic" style:parent-style-name="standard">
      <style:graphic-properties draw:stroke="dash" draw:stroke-dash="Long_20_Dash" svg:stroke-color="#ff0000" draw:fill="none" draw:textarea-horizontal-align="justify" draw:textarea-vertical-align="top" draw:auto-grow-height="false" fo:min-height="7.37cm" fo:min-width="16.01cm"/>
      <style:paragraph-properties style:writing-mode="lr-tb"/>
    </style:style>
    <style:style style:name="gr64" style:family="graphic" style:parent-style-name="objectwithoutfill">
      <style:graphic-properties draw:stroke="dash" draw:stroke-dash="Double_20_Dash_20_Dot" svg:stroke-color="#ff0000" draw:fill="none" draw:textarea-vertical-align="middle"/>
    </style:style>
    <style:style style:name="gr65" style:family="graphic" style:parent-style-name="standard">
      <style:graphic-properties svg:stroke-color="#000000" draw:fill="solid" draw:fill-color="#ffffff" draw:textarea-horizontal-align="justify" draw:textarea-vertical-align="top" draw:auto-grow-height="false" fo:min-height="2.925cm" fo:min-width="12.708cm"/>
      <style:paragraph-properties style:writing-mode="lr-tb"/>
    </style:style>
    <style:style style:name="gr66" style:family="graphic" style:parent-style-name="standard">
      <style:graphic-properties svg:stroke-color="#000000" draw:fill="solid" draw:fill-color="#ffffff" draw:textarea-horizontal-align="justify" draw:textarea-vertical-align="top" draw:auto-grow-height="false" fo:min-height="1.401cm" fo:min-width="12.708cm"/>
      <style:paragraph-properties style:writing-mode="lr-tb"/>
    </style:style>
    <style:style style:name="gr67" style:family="graphic" style:parent-style-name="standard" style:list-style-name="L1">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68"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69" style:family="graphic" style:parent-style-name="standard">
      <style:graphic-properties svg:stroke-color="#000000" draw:fill="solid" draw:fill-color="#ffffff" draw:textarea-horizontal-align="justify" draw:textarea-vertical-align="top" draw:auto-grow-height="false" fo:min-height="2.29cm" fo:min-width="8.009cm"/>
      <style:paragraph-properties style:writing-mode="lr-tb"/>
    </style:style>
    <style:style style:name="gr70" style:family="graphic" style:parent-style-name="standard">
      <style:graphic-properties svg:stroke-color="#000000" draw:fill="solid" draw:fill-color="#ffffff" draw:textarea-horizontal-align="justify" draw:textarea-vertical-align="top" draw:auto-grow-height="false" fo:min-height="2.036cm" fo:min-width="8.009cm"/>
      <style:paragraph-properties style:writing-mode="lr-tb"/>
    </style:style>
    <style:style style:name="gr71" style:family="graphic" style:parent-style-name="standard">
      <style:graphic-properties draw:stroke="none" svg:stroke-color="#000000" draw:fill="none" draw:fill-color="#ffffff" fo:min-height="5.719cm"/>
      <style:paragraph-properties style:writing-mode="lr-tb"/>
    </style:style>
    <style:style style:name="gr72" style:family="graphic" style:parent-style-name="standard" style:list-style-name="L1">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73"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74" style:family="graphic" style:parent-style-name="standard">
      <style:graphic-properties svg:stroke-color="#000000" draw:fill-color="#ffffff" draw:textarea-horizontal-align="justify" draw:textarea-vertical-align="middle" draw:auto-grow-height="false" fo:min-height="0.648cm" fo:min-width="0.398cm"/>
    </style:style>
    <style:style style:name="gr75" style:family="graphic" style:parent-style-name="standard">
      <style:graphic-properties svg:stroke-color="#000000" draw:fill="solid" draw:fill-color="#ffffff" draw:textarea-horizontal-align="justify" draw:textarea-vertical-align="top" draw:auto-grow-height="false" fo:min-height="1.147cm" fo:min-width="4.453cm"/>
      <style:paragraph-properties style:writing-mode="lr-tb"/>
    </style:style>
    <style:style style:name="gr76" style:family="graphic" style:parent-style-name="standard">
      <style:graphic-properties svg:stroke-color="#000000" draw:fill="solid" draw:fill-color="#ffffff" draw:textarea-horizontal-align="justify" draw:textarea-vertical-align="top" draw:auto-grow-height="false" fo:min-height="1.528cm" fo:min-width="4.453cm"/>
      <style:paragraph-properties style:writing-mode="lr-tb"/>
    </style:style>
    <style:style style:name="gr77"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78" style:family="graphic" style:parent-style-name="standard" style:list-style-name="L1">
      <style:graphic-properties svg:stroke-color="#000000" draw:fill="solid" draw:fill-color="#ffffff" draw:textarea-horizontal-align="justify" draw:textarea-vertical-align="top" draw:auto-grow-height="false" fo:min-height="3.814cm" fo:min-width="9.66cm"/>
      <style:paragraph-properties style:writing-mode="lr-tb"/>
    </style:style>
    <style:style style:name="gr79"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80"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81" style:family="graphic" style:parent-style-name="standard">
      <style:graphic-properties svg:stroke-color="#000000" draw:fill="none" draw:fill-color="#000000" draw:textarea-horizontal-align="justify" draw:textarea-vertical-align="top" draw:auto-grow-height="false" fo:min-height="0.904cm" fo:min-width="2.802cm"/>
      <style:paragraph-properties style:writing-mode="lr-tb"/>
    </style:style>
    <style:style style:name="gr82" style:family="graphic" style:parent-style-name="standard" style:list-style-name="L1">
      <style:graphic-properties svg:stroke-color="#000000" draw:fill="solid" draw:fill-color="#ffffff" draw:textarea-horizontal-align="justify" draw:textarea-vertical-align="top" draw:auto-grow-height="false" fo:min-height="0.512cm" fo:min-width="5.342cm"/>
      <style:paragraph-properties style:writing-mode="lr-tb"/>
    </style:style>
    <style:style style:name="gr83" style:family="graphic" style:parent-style-name="objectwithoutfill">
      <style:graphic-properties svg:stroke-width="0.159cm" svg:stroke-color="#00a933" draw:marker-start-width="0.438cm" draw:marker-end="Linienspitzen_20_5" draw:marker-end-width="0.538cm" draw:fill="none" draw:textarea-vertical-align="middle" fo:padding-top="0.204cm" fo:padding-bottom="0.204cm" fo:padding-left="0.329cm" fo:padding-right="0.329cm"/>
    </style:style>
    <style:style style:name="gr84" style:family="graphic" style:parent-style-name="standard" style:list-style-name="L1">
      <style:graphic-properties svg:stroke-color="#000000" draw:fill="solid" draw:fill-color="#ffffff" draw:textarea-horizontal-align="justify" draw:textarea-vertical-align="top" draw:auto-grow-height="false" fo:min-height="1.147cm" fo:min-width="6.993cm"/>
      <style:paragraph-properties style:writing-mode="lr-tb"/>
    </style:style>
    <style:style style:name="gr85" style:family="graphic" style:parent-style-name="standard" style:list-style-name="L1">
      <style:graphic-properties svg:stroke-color="#000000" draw:fill="solid" draw:fill-color="#ffffff" draw:textarea-horizontal-align="justify" draw:textarea-vertical-align="top" draw:auto-grow-height="false" fo:min-height="0.639cm" fo:min-width="9.66cm"/>
      <style:paragraph-properties style:writing-mode="lr-tb"/>
    </style:style>
    <style:style style:name="gr86"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87"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88" style:family="graphic" style:parent-style-name="standard">
      <style:graphic-properties svg:stroke-color="#000000" draw:fill="solid" draw:fill-color="#ffffff" draw:textarea-horizontal-align="justify" draw:textarea-vertical-align="top" draw:auto-grow-height="false" fo:min-height="0.639cm" fo:min-width="8.009cm"/>
      <style:paragraph-properties style:writing-mode="lr-tb"/>
    </style:style>
    <style:style style:name="gr89"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90" style:family="graphic" style:parent-style-name="standard">
      <style:graphic-properties svg:stroke-color="#000000" draw:fill="solid" draw:fill-color="#ffffff" draw:textarea-horizontal-align="justify" draw:textarea-vertical-align="top" draw:auto-grow-height="false" fo:min-height="0.639cm" fo:min-width="5.85cm"/>
      <style:paragraph-properties style:writing-mode="lr-tb"/>
    </style:style>
    <style:style style:name="gr91" style:family="graphic" style:parent-style-name="standard">
      <style:graphic-properties svg:stroke-color="#000000" draw:fill="solid" draw:fill-color="#ffffff" draw:textarea-horizontal-align="justify" draw:textarea-vertical-align="top" draw:auto-grow-height="false" fo:min-height="0.639cm" fo:min-width="8.136cm"/>
      <style:paragraph-properties style:writing-mode="lr-tb"/>
    </style:style>
    <style:style style:name="gr92" style:family="graphic" style:parent-style-name="objectwithoutfill">
      <style:graphic-properties draw:stroke="dash" draw:stroke-dash="Double_20_Dash_20_Dot_20_Dot" draw:marker-end="Linienspitzen_20_5" draw:marker-end-width="0.3cm" draw:fill="none" draw:textarea-vertical-align="middle"/>
    </style:style>
    <style:style style:name="gr93" style:family="graphic" style:parent-style-name="standard">
      <style:graphic-properties svg:stroke-color="#000000" draw:fill="solid" draw:fill-color="#ffffff" draw:textarea-horizontal-align="justify" draw:textarea-vertical-align="top" draw:auto-grow-height="false" fo:min-height="0.639cm" fo:min-width="9.279cm"/>
      <style:paragraph-properties style:writing-mode="lr-tb"/>
    </style:style>
    <style:style style:name="gr94"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95" style:family="graphic" style:parent-style-name="standard">
      <style:graphic-properties draw:textarea-vertical-align="middle" draw:auto-grow-height="false" fo:min-height="0.894cm" fo:min-width="0.898cm"/>
    </style:style>
    <style:style style:name="gr96" style:family="graphic" style:parent-style-name="standard">
      <style:graphic-properties draw:textarea-vertical-align="middle" draw:auto-grow-height="false" fo:min-height="0.911cm" fo:min-width="0.858cm"/>
    </style:style>
    <style:style style:name="P1" style:family="paragraph">
      <style:paragraph-properties fo:text-align="start" style:writing-mode="lr-tb"/>
      <style:text-properties fo:font-size="12pt" style:font-size-asian="12pt" style:font-size-complex="12pt"/>
    </style:style>
    <style:style style:name="P2" style:family="paragraph">
      <loext:graphic-properties draw:fill="none" draw:fill-color="#000000"/>
      <style:paragraph-properties fo:text-align="start" style:writing-mode="lr-tb"/>
      <style:text-properties fo:font-size="12pt" style:font-size-asian="12pt" style:font-size-complex="12pt"/>
    </style:style>
    <style:style style:name="P3" style:family="paragraph">
      <loext:graphic-properties draw:fill="solid" draw:fill-color="#ffffff" draw:opacity="100%"/>
      <style:paragraph-properties fo:text-align="start" style:writing-mode="lr-tb"/>
      <style:text-properties fo:font-size="12pt" style:font-size-asian="12pt" style:font-size-complex="12pt"/>
    </style:style>
    <style:style style:name="P4" style:family="paragraph">
      <style:paragraph-properties fo:text-align="center" style:writing-mode="lr-tb"/>
      <style:text-properties fo:font-size="12pt" fo:font-weight="bold" style:font-size-asian="12pt" style:font-weight-asian="bold" style:font-size-complex="12pt" style:font-weight-complex="bold"/>
    </style:style>
    <style:style style:name="P5" style:family="paragraph">
      <loext:graphic-properties draw:fill="none" draw:fill-color="#000000"/>
      <style:paragraph-properties fo:text-align="center" style:writing-mode="lr-tb"/>
      <style:text-properties fo:font-size="12pt" fo:font-weight="bold" style:font-size-asian="12pt" style:font-weight-asian="bold" style:font-size-complex="12pt" style:font-weight-complex="bold"/>
    </style:style>
    <style:style style:name="P6" style:family="paragraph">
      <style:paragraph-properties fo:margin-left="0cm" fo:margin-right="0cm" fo:margin-top="0cm" fo:margin-bottom="0cm" fo:line-height="100%" fo:text-align="start" fo:text-indent="0cm" style:writing-mode="lr-tb"/>
      <style:text-properties fo:font-size="12pt" style:font-size-asian="12pt" style:font-size-complex="12pt"/>
    </style:style>
    <style:style style:name="P7" style:family="paragraph">
      <loext:graphic-properties draw:fill="solid" draw:fill-color="#ffffff"/>
      <style:paragraph-properties fo:text-align="center" style:writing-mode="lr-tb"/>
      <style:text-properties fo:font-size="12pt" style:font-size-asian="12pt" style:font-size-complex="12pt"/>
    </style:style>
    <style:style style:name="P8" style:family="paragraph">
      <style:paragraph-properties fo:text-align="start" style:writing-mode="lr-tb"/>
      <style:text-properties fo:font-size="12pt" fo:font-weight="bold" style:font-size-asian="12pt" style:font-weight-asian="bold" style:font-size-complex="12pt" style:font-weight-complex="bold"/>
    </style:style>
    <style:style style:name="P9" style:family="paragraph">
      <loext:graphic-properties draw:fill="solid" draw:fill-color="#ffffff"/>
      <style:paragraph-properties fo:text-align="start" style:writing-mode="lr-tb"/>
      <style:text-properties fo:font-size="12pt" fo:font-weight="bold" style:font-size-asian="12pt" style:font-weight-asian="bold" style:font-size-complex="12pt" style:font-weight-complex="bold"/>
    </style:style>
    <style:style style:name="P10" style:family="paragraph">
      <loext:graphic-properties draw:fill="none"/>
      <style:paragraph-properties fo:text-align="center"/>
    </style:style>
    <style:style style:name="P11" style:family="paragraph">
      <style:paragraph-properties fo:text-align="center" style:writing-mode="lr-tb"/>
      <style:text-properties fo:font-size="12pt" style:font-size-asian="12pt" style:font-size-complex="12pt"/>
    </style:style>
    <style:style style:name="P12" style:family="paragraph">
      <loext:graphic-properties draw:fill="none"/>
      <style:paragraph-properties fo:text-align="center" style:writing-mode="lr-tb"/>
      <style:text-properties fo:font-size="11pt" style:font-size-asian="11pt" style:font-size-complex="11pt"/>
    </style:style>
    <style:style style:name="P13" style:family="paragraph">
      <style:paragraph-properties fo:text-align="start" style:writing-mode="lr-tb"/>
      <style:text-properties fo:font-size="12pt" fo:font-weight="normal" style:font-size-asian="12pt" style:font-weight-asian="normal" style:font-size-complex="12pt" style:font-weight-complex="normal"/>
    </style:style>
    <style:style style:name="P14" style:family="paragraph">
      <loext:graphic-properties draw:fill="solid" draw:fill-color="#ffffff"/>
      <style:paragraph-properties fo:text-align="start" style:writing-mode="lr-tb"/>
      <style:text-properties fo:font-size="12pt" fo:font-weight="normal" style:font-size-asian="12pt" style:font-weight-asian="normal" style:font-size-complex="12pt" style:font-weight-complex="normal"/>
    </style:style>
    <style:style style:name="P15" style:family="paragraph">
      <loext:graphic-properties draw:fill="solid" draw:fill-color="#ffffff"/>
      <style:paragraph-properties fo:margin-left="0cm" fo:margin-right="0cm" fo:margin-top="0cm" fo:margin-bottom="0cm" fo:line-height="100%" fo:text-align="start" fo:text-indent="0cm" style:writing-mode="lr-tb"/>
      <style:text-properties fo:font-size="12pt" fo:font-weight="normal" style:font-size-asian="12pt" style:font-weight-asian="normal" style:font-size-complex="12pt" style:font-weight-complex="normal"/>
    </style:style>
    <style:style style:name="P16" style:family="paragraph">
      <style:paragraph-properties fo:margin-left="0cm" fo:margin-right="0cm" fo:margin-top="0cm" fo:margin-bottom="0cm" fo:line-height="100%" fo:text-align="start" fo:text-indent="0cm" style:writing-mode="lr-tb"/>
      <style:text-properties fo:font-size="12pt" fo:font-weight="normal" style:font-size-asian="12pt" style:font-weight-asian="normal" style:font-size-complex="12pt" style:font-weight-complex="normal"/>
    </style:style>
    <style:style style:name="P17" style:family="paragraph">
      <style:paragraph-properties fo:text-align="start"/>
    </style:style>
    <style:style style:name="P18" style:family="paragraph">
      <style:paragraph-properties fo:text-align="center"/>
    </style:style>
    <style:style style:name="P19" style:family="paragraph">
      <style:paragraph-properties fo:text-align="center" style:writing-mode="lr-tb"/>
      <style:text-properties fo:font-size="12pt" fo:font-weight="normal" style:font-size-asian="12pt" style:font-weight-asian="normal" style:font-size-complex="12pt" style:font-weight-complex="normal"/>
    </style:style>
    <style:style style:name="P20" style:family="paragraph">
      <loext:graphic-properties draw:fill="solid" draw:fill-color="#ffffff"/>
      <style:paragraph-properties fo:text-align="center" style:writing-mode="lr-tb"/>
      <style:text-properties fo:font-size="12pt" fo:font-weight="normal" style:font-size-asian="12pt" style:font-weight-asian="normal" style:font-size-complex="12pt" style:font-weight-complex="normal"/>
    </style:style>
    <style:style style:name="P21" style:family="paragraph">
      <loext:graphic-properties draw:fill="none"/>
      <style:paragraph-properties fo:text-align="center" style:writing-mode="lr-tb"/>
    </style:style>
    <style:style style:name="P22" style:family="paragraph">
      <loext:graphic-properties draw:fill="none" draw:fill-color="#ffffff"/>
      <style:paragraph-properties fo:text-align="justify" style:writing-mode="lr-tb"/>
    </style:style>
    <style:style style:name="P23" style:family="paragraph">
      <loext:graphic-properties draw:fill="solid" draw:fill-color="#ffffff"/>
      <style:paragraph-properties fo:margin-left="0cm" fo:margin-right="0cm" fo:margin-top="0cm" fo:margin-bottom="0cm" fo:line-height="100%" fo:text-align="start" fo:text-indent="0cm" style:writing-mode="lr-tb"/>
      <style:text-properties fo:font-size="12pt" style:font-size-asian="12pt" style:font-size-complex="12pt"/>
    </style:style>
    <style:style style:name="P24" style:family="paragraph">
      <style:paragraph-properties fo:text-align="start" style:writing-mode="lr-tb"/>
      <style:text-properties style:font-name="Courier New" fo:font-size="12pt" fo:font-weight="normal" style:font-size-asian="12pt" style:font-weight-asian="normal" style:font-size-complex="12pt" style:font-weight-complex="normal"/>
    </style:style>
    <style:style style:name="P25" style:family="paragraph">
      <loext:graphic-properties draw:fill="solid" draw:fill-color="#ffffff"/>
      <style:paragraph-properties fo:text-align="start" style:writing-mode="lr-tb"/>
      <style:text-properties style:font-name="Courier New" fo:font-size="12pt" fo:font-weight="normal" style:font-size-asian="12pt" style:font-weight-asian="normal" style:font-size-complex="12pt" style:font-weight-complex="normal"/>
    </style:style>
    <style:style style:name="P26" style:family="paragraph">
      <style:paragraph-properties fo:margin-left="0cm" fo:margin-right="0cm" fo:margin-top="0cm" fo:margin-bottom="0cm" fo:line-height="100%" fo:text-align="start" fo:text-indent="0cm" style:writing-mode="lr-tb"/>
      <style:text-properties style:font-name="Courier New" fo:font-size="12pt" fo:font-weight="normal" style:font-size-asian="12pt" style:font-weight-asian="normal" style:font-size-complex="12pt" style:font-weight-complex="normal"/>
    </style:style>
    <style:style style:name="P27" style:family="paragraph">
      <loext:graphic-properties draw:fill="solid" draw:fill-color="#ffffff"/>
      <style:paragraph-properties fo:margin-left="0cm" fo:margin-right="0cm" fo:margin-top="0cm" fo:margin-bottom="0cm" fo:line-height="100%" fo:text-align="start" fo:text-indent="0cm" style:writing-mode="lr-tb"/>
      <style:text-properties style:font-name="Courier New" fo:font-size="12pt" fo:font-weight="normal" style:font-size-asian="12pt" style:font-weight-asian="normal" style:font-size-complex="12pt" style:font-weight-complex="normal"/>
    </style:style>
    <style:style style:name="P28" style:family="paragraph">
      <style:paragraph-properties fo:text-align="start"/>
      <style:text-properties fo:color="#ff0000" loext:opacity="100%"/>
    </style:style>
    <style:style style:name="P29" style:family="paragraph">
      <loext:graphic-properties draw:fill="none"/>
      <style:paragraph-properties fo:text-align="start" style:writing-mode="lr-tb"/>
      <style:text-properties fo:color="#ff0000" loext:opacity="100%" fo:font-size="11pt" style:font-size-asian="11pt" style:font-size-complex="11pt"/>
    </style:style>
    <style:style style:name="P30" style:family="paragraph">
      <style:paragraph-properties fo:text-align="center"/>
      <style:text-properties fo:color="#ff0000" loext:opacity="100%"/>
    </style:style>
    <style:style style:name="P31" style:family="paragraph">
      <loext:graphic-properties draw:fill="none"/>
      <style:paragraph-properties fo:text-align="center" style:writing-mode="lr-tb"/>
      <style:text-properties fo:color="#ff0000" loext:opacity="100%" fo:font-size="11pt" style:font-size-asian="11pt" style:font-size-complex="11pt"/>
    </style:style>
    <style:style style:name="P32" style:family="paragraph">
      <style:paragraph-properties fo:text-align="center" style:writing-mode="lr-tb"/>
      <style:text-properties style:font-name="Courier New" fo:font-size="12pt" fo:font-weight="normal" style:font-size-asian="12pt" style:font-weight-asian="normal" style:font-size-complex="12pt" style:font-weight-complex="normal"/>
    </style:style>
    <style:style style:name="P33" style:family="paragraph">
      <loext:graphic-properties draw:fill="solid" draw:fill-color="#ffffff"/>
      <style:paragraph-properties fo:text-align="center" style:writing-mode="lr-tb"/>
      <style:text-properties style:font-name="Courier New" fo:font-size="12pt" fo:font-weight="normal" style:font-size-asian="12pt" style:font-weight-asian="normal" style:font-size-complex="12pt" style:font-weight-complex="normal"/>
    </style:style>
    <style:style style:name="P34" style:family="paragraph">
      <style:paragraph-properties fo:text-align="center"/>
      <style:text-properties fo:color="#ff0000" loext:opacity="100%" fo:font-size="36pt" fo:font-weight="bold" style:font-size-asian="36pt" style:font-size-complex="36pt"/>
    </style:style>
    <style:style style:name="P35" style:family="paragraph">
      <loext:graphic-properties draw:fill="none" draw:fill-color="#ffffff"/>
      <style:paragraph-properties fo:text-align="center" style:writing-mode="lr-tb"/>
      <style:text-properties fo:color="#ff0000" loext:opacity="100%" fo:font-size="36pt" fo:font-weight="bold" style:font-size-asian="36pt" style:font-size-complex="36pt"/>
    </style:style>
    <style:style style:name="P36" style:family="paragraph">
      <loext:graphic-properties draw:fill="none"/>
      <style:paragraph-properties fo:text-align="start"/>
      <style:text-properties fo:color="#ff0000" loext:opacity="100%" fo:font-size="32pt" style:font-size-asian="32pt" style:font-size-complex="32pt"/>
    </style:style>
    <style:style style:name="P37" style:family="paragraph">
      <loext:graphic-properties draw:fill-color="#ffffff"/>
      <style:paragraph-properties fo:text-align="center"/>
    </style:style>
    <style:style style:name="P38" style:family="paragraph">
      <style:paragraph-properties fo:margin-left="0cm" fo:margin-right="0cm" fo:margin-top="0cm" fo:margin-bottom="0cm" fo:line-height="100%" fo:text-align="center" fo:text-indent="0cm" style:writing-mode="lr-tb"/>
      <style:text-properties fo:font-size="12pt" fo:font-weight="bold" style:font-size-asian="12pt" style:font-weight-asian="bold" style:font-size-complex="12pt" style:font-weight-complex="bold"/>
    </style:style>
    <style:style style:name="P39" style:family="paragraph">
      <style:paragraph-properties fo:margin-left="0cm" fo:margin-right="0cm" fo:margin-top="0cm" fo:margin-bottom="0cm" fo:line-height="100%" fo:text-align="start" fo:text-indent="0cm" style:writing-mode="lr-tb"/>
      <style:text-properties fo:font-size="12pt" fo:font-weight="bold" style:font-size-asian="12pt" style:font-weight-asian="bold" style:font-size-complex="12pt" style:font-weight-complex="bold"/>
    </style:style>
    <style:style style:name="P40" style:family="paragraph">
      <loext:graphic-properties draw:fill="solid" draw:fill-color="#ffffff"/>
      <style:paragraph-properties fo:margin-left="0cm" fo:margin-right="0cm" fo:margin-top="0cm" fo:margin-bottom="0cm" fo:line-height="100%" fo:text-align="start" fo:text-indent="0cm" style:writing-mode="lr-tb"/>
      <style:text-properties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1pt" style:font-size-asian="11pt" style:font-size-complex="11pt"/>
    </style:style>
    <style:style style:name="T6" style:family="text">
      <style:text-properties fo:font-variant="normal" fo:text-transform="none" style:use-window-font-color="true" loext:opacity="0%" style:text-outline="false" style:text-line-through-style="none" style:text-line-through-type="none"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7" style:family="text">
      <style:text-properties fo:font-size="36pt" style:font-size-asian="36pt" style:font-size-complex="36pt"/>
    </style:style>
    <style:style style:name="T8" style:family="text">
      <style:text-properties fo:color="#ff0000" loext:opacity="100%" fo:font-size="32pt" style:font-size-asian="32pt" style:font-size-complex="32pt"/>
    </style:style>
    <style:style style:name="T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5" draw:id="id5" draw:layer="measurelines" svg:width="8.255cm" svg:height="4.953cm" svg:x="9.636cm" svg:y="3.921cm">
          <text:p text:style-name="P1"><text:span text:style-name="T1">cls_GridView</text:span></text:p>
          <draw:enhanced-geometry svg:viewBox="0 0 21600 21600" draw:type="rectangle" draw:enhanced-path="M 0 0 L 21600 0 21600 21600 0 21600 0 0 Z N"/>
        </draw:custom-shape>
        <draw:custom-shape draw:style-name="gr2" draw:text-style-name="P2" draw:layer="measurelines" svg:width="2.487cm" svg:height="4.127cm" svg:x="15.141cm" svg:y="4.522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9.902cm" svg:y="4.522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12.477cm" svg:y="4.522cm">
          <text:p text:style-name="P1"><text:span text:style-name="T1">cls_column</text:span></text:p>
          <draw:enhanced-geometry svg:viewBox="0 0 21600 21600" draw:type="rectangle" draw:enhanced-path="M 0 0 L 21600 0 21600 21600 0 21600 0 0 Z N"/>
        </draw:custom-shape>
        <draw:custom-shape draw:style-name="gr3" draw:text-style-name="P2" draw:layer="measurelines" svg:width="1.599cm" svg:height="3.227cm" svg:x="12.921cm" svg:y="5.347cm">
          <text:p text:style-name="P1"><text:span text:style-name="T1">cls_bar</text:span></text:p>
          <draw:enhanced-geometry svg:viewBox="0 0 21600 21600" draw:type="rectangle" draw:enhanced-path="M 0 0 L 21600 0 21600 21600 0 21600 0 0 Z N"/>
        </draw:custom-shape>
        <draw:custom-shape draw:style-name="gr4" draw:text-style-name="P2" draw:layer="measurelines" svg:width="1.599cm" svg:height="2.551cm" svg:x="15.674cm" svg:y="6.023cm">
          <text:p text:style-name="P1"><text:span text:style-name="T1">cls_bar</text:span></text:p>
          <draw:enhanced-geometry svg:viewBox="0 0 21600 21600" draw:type="rectangle" draw:enhanced-path="M 0 0 L 21600 0 21600 21600 0 21600 0 0 Z N"/>
        </draw:custom-shape>
        <draw:custom-shape draw:style-name="gr5" draw:text-style-name="P2" draw:layer="measurelines" svg:width="1.599cm" svg:height="2.927cm" svg:x="10.346cm" svg:y="5.647cm">
          <text:p text:style-name="P1"><text:span text:style-name="T1">cls_bar</text:span></text:p>
          <draw:enhanced-geometry svg:viewBox="0 0 21600 21600" draw:type="rectangle" draw:enhanced-path="M 0 0 L 21600 0 21600 21600 0 21600 0 0 Z N"/>
        </draw:custom-shape>
        <draw:g xml:id="id9" draw:id="id9">
          <draw:custom-shape draw:style-name="gr6" draw:text-style-name="P3" draw:layer="measurelines" svg:width="2.537cm" svg:height="1.549cm" svg:x="38.384cm" svg:y="36.306cm">
            <text:p text:style-name="P1"><text:span text:style-name="T1">cls_value</text:span></text:p>
            <draw:enhanced-geometry svg:viewBox="0 0 21600 21600" draw:type="rectangle" draw:enhanced-path="M 0 0 L 21600 0 21600 21600 0 21600 0 0 Z N"/>
          </draw:custom-shape>
          <draw:custom-shape draw:style-name="gr7" draw:text-style-name="P2" draw:layer="controls" svg:width="4.699cm" svg:height="2.932cm" svg:x="36.935cm" svg:y="35.533cm">
            <text:p text:style-name="P1"><text:span text:style-name="T1">SortValues</text:span></text:p>
            <draw:enhanced-geometry svg:viewBox="0 0 21600 21600" draw:type="rectangle" draw:enhanced-path="M 0 0 L 21600 0 21600 21600 0 21600 0 0 Z N"/>
          </draw:custom-shape>
          <draw:custom-shape draw:style-name="gr8" draw:text-style-name="P3" draw:layer="controls" svg:width="2.537cm" svg:height="1.55cm" svg:x="38.55cm" svg:y="36.415cm">
            <text:p text:style-name="P1"><text:span text:style-name="T1">cls_value</text:span></text:p>
            <draw:enhanced-geometry svg:viewBox="0 0 21600 21600" draw:type="rectangle" draw:enhanced-path="M 0 0 L 21600 0 21600 21600 0 21600 0 0 Z N"/>
          </draw:custom-shape>
          <draw:custom-shape draw:style-name="gr6" draw:text-style-name="P3" draw:layer="controls" svg:width="2.537cm" svg:height="1.549cm" svg:x="38.716cm" svg:y="36.535cm">
            <text:p text:style-name="P1"><text:span text:style-name="T1">cls_value</text:span></text:p>
            <draw:enhanced-geometry svg:viewBox="0 0 21600 21600" draw:type="rectangle" draw:enhanced-path="M 0 0 L 21600 0 21600 21600 0 21600 0 0 Z N"/>
          </draw:custom-shape>
        </draw:g>
        <draw:custom-shape draw:style-name="gr9" draw:text-style-name="P5" xml:id="id3" draw:id="id3" draw:layer="layout" svg:width="7.747cm" svg:height="1.397cm" svg:x="23.479cm" svg:y="19.923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10" draw:text-style-name="P7" xml:id="id7" draw:id="id7" draw:layer="layout" svg:width="8.509cm" svg:height="1.143cm" svg:x="37.068cm" svg:y="12.176cm">
          <text:p text:style-name="P6"><text:span text:style-name="T3">&lt;&lt;INTERFACE&gt;&gt;</text:span><text:span text:style-name="T3"><text:line-break/></text:span><text:span text:style-name="T4">iSortAlgorythm</text:span></text:p>
          <draw:enhanced-geometry svg:viewBox="0 0 21600 21600" draw:type="rectangle" draw:enhanced-path="M 0 0 L 21600 0 21600 21600 0 21600 0 0 Z N"/>
        </draw:custom-shape>
        <draw:custom-shape draw:style-name="gr11" draw:text-style-name="P9" xml:id="id11" draw:id="id11" draw:layer="layout" svg:width="3.366cm" svg:height="1.143cm" svg:x="41.259cm" svg:y="25.003cm">
          <text:p text:style-name="P8"><text:span text:style-name="T2">BinarySearch</text:span></text:p>
          <draw:enhanced-geometry svg:viewBox="0 0 21600 21600" draw:type="rectangle" draw:enhanced-path="M 0 0 L 21600 0 21600 21600 0 21600 0 0 Z N"/>
        </draw:custom-shape>
        <draw:custom-shape draw:style-name="gr12" draw:text-style-name="P9" xml:id="id12" draw:id="id12" draw:layer="layout" svg:width="3.302cm" svg:height="1.143cm" svg:x="37.83cm" svg:y="25.003cm">
          <text:p text:style-name="P8"><text:span text:style-name="T2">BubbleSearch</text:span></text:p>
          <draw:enhanced-geometry svg:viewBox="0 0 21600 21600" draw:type="rectangle" draw:enhanced-path="M 0 0 L 21600 0 21600 21600 0 21600 0 0 Z N"/>
        </draw:custom-shape>
        <draw:custom-shape draw:style-name="gr13" draw:text-style-name="P9" xml:id="id1" draw:id="id1" draw:layer="layout" svg:width="5.969cm" svg:height="1.143cm" svg:x="38.211cm" svg:y="22.717cm">
          <text:p text:style-name="P8"><text:span text:style-name="T2">SortAlgo</text:span></text:p>
          <draw:enhanced-geometry svg:viewBox="0 0 21600 21600" draw:type="rectangle" draw:enhanced-path="M 0 0 L 21600 0 21600 21600 0 21600 0 0 Z N"/>
        </draw:custom-shape>
        <draw:custom-shape draw:style-name="gr14" draw:text-style-name="P9" xml:id="id13" draw:id="id13" draw:layer="layout" svg:width="4.953cm" svg:height="3.302cm" svg:x="18.78cm" svg:y="1.635cm">
          <text:p text:style-name="P8"><text:span text:style-name="T2">SortControllerUI</text:span></text:p>
          <draw:enhanced-geometry svg:viewBox="0 0 21600 21600" draw:type="rectangle" draw:enhanced-path="M 0 0 L 21600 0 21600 21600 0 21600 0 0 Z N"/>
        </draw:custom-shape>
        <draw:connector draw:style-name="gr15" draw:text-style-name="P10" draw:layer="layout" svg:x1="41.195cm" svg:y1="22.717cm" svg:x2="41.322cm" svg:y2="18.907cm" draw:start-shape="id1" draw:start-glue-point="0" draw:end-shape="id2" draw:end-glue-point="2" svg:d="M41195 22717v-1905h127v-1905" svg:viewBox="0 0 128 3811">
          <text:p/>
        </draw:connector>
        <draw:connector draw:style-name="gr16" draw:text-style-name="P10" draw:layer="layout" draw:line-skew="-1.016cm" svg:x1="23.479cm" svg:y1="20.621cm" svg:x2="17.129cm" svg:y2="15.287cm" draw:start-shape="id3" draw:start-glue-point="3" draw:end-shape="id4" draw:end-glue-point="1" svg:d="M23479 20621h-4191v-5334h-2159" svg:viewBox="0 0 6351 5335">
          <text:p/>
        </draw:connector>
        <draw:connector draw:style-name="gr17" draw:text-style-name="P10" draw:layer="layout" svg:x1="13.763cm" svg:y1="8.874cm" svg:x2="14.144cm" svg:y2="10.271cm" draw:start-shape="id5" draw:start-glue-point="2" draw:end-shape="id6" draw:end-glue-point="0" svg:d="M13763 8874v698h381v699" svg:viewBox="0 0 382 1398">
          <text:p/>
        </draw:connector>
        <draw:custom-shape draw:style-name="gr18" draw:text-style-name="P7" xml:id="id6" draw:id="id6" draw:layer="layout" svg:width="9.017cm" svg:height="1.143cm" svg:x="9.636cm" svg:y="10.271cm">
          <text:p text:style-name="P11"><text:span text:style-name="T1">&lt;&lt;INTERFACE&gt;&gt;</text:span></text:p>
          <text:p text:style-name="P11"><text:span text:style-name="T2">ValueViewInterface</text:span></text:p>
          <draw:enhanced-geometry svg:viewBox="0 0 21600 21600" draw:type="rectangle" draw:enhanced-path="M 0 0 L 21600 0 21600 21600 0 21600 0 0 Z N"/>
        </draw:custom-shape>
        <draw:connector draw:style-name="gr16" draw:text-style-name="P10" draw:layer="layout" svg:x1="23.479cm" svg:y1="20.316cm" svg:x2="18.653cm" svg:y2="10.842cm" draw:start-shape="id3" draw:start-glue-point="4" draw:end-shape="id6" draw:end-glue-point="1" svg:d="M23479 20316h-2414v-9474h-2412" svg:viewBox="0 0 4827 9475">
          <text:p/>
        </draw:connector>
        <draw:connector draw:style-name="gr16" draw:text-style-name="P10" draw:layer="layout" svg:x1="31.226cm" svg:y1="20.621cm" svg:x2="37.068cm" svg:y2="12.747cm" draw:start-shape="id3" draw:start-glue-point="1" draw:end-shape="id7" draw:end-glue-point="3" svg:d="M31226 20621h2920v-7874h2922" svg:viewBox="0 0 5843 7875">
          <text:p/>
        </draw:connector>
        <draw:custom-shape draw:style-name="gr19" draw:text-style-name="P7" xml:id="id14" draw:id="id14" draw:layer="layout" svg:width="10.668cm" svg:height="1.143cm" svg:x="20.177cm" svg:y="5.318cm">
          <text:p text:style-name="P11"><text:span text:style-name="T1">&lt;&lt;INTERFACE&gt;&gt;</text:span></text:p>
          <text:p text:style-name="P11"><text:span text:style-name="T2">iUserInput</text:span></text:p>
          <draw:enhanced-geometry svg:viewBox="0 0 21600 21600" draw:type="rectangle" draw:enhanced-path="M 0 0 L 21600 0 21600 21600 0 21600 0 0 Z N"/>
        </draw:custom-shape>
        <draw:connector draw:style-name="gr20" draw:text-style-name="P12" draw:layer="layout" svg:x1="27.352cm" svg:y1="19.923cm" svg:x2="25.511cm" svg:y2="10.271cm" draw:start-shape="id3" draw:start-glue-point="0" draw:end-shape="id8" draw:end-glue-point="2" svg:d="M27352 19923v-4826h-1841v-4826" svg:viewBox="0 0 1842 9653">
          <text:p/>
        </draw:connector>
        <draw:custom-shape draw:style-name="gr21" draw:text-style-name="P7" xml:id="id10" draw:id="id10" draw:layer="layout" svg:width="6.35cm" svg:height="1.143cm" svg:x="36.935cm" svg:y="32.369cm">
          <text:p text:style-name="P11"><text:span text:style-name="T1">&lt;&lt;INTERFACE&gt;&gt;</text:span></text:p>
          <text:p text:style-name="P11"><text:span text:style-name="T2">SortValuesInterface</text:span></text:p>
          <draw:enhanced-geometry svg:viewBox="0 0 21600 21600" draw:type="rectangle" draw:enhanced-path="M 0 0 L 21600 0 21600 21600 0 21600 0 0 Z N"/>
        </draw:custom-shape>
        <draw:connector draw:style-name="gr17" draw:text-style-name="P10" draw:layer="layout" svg:x1="36.935cm" svg:y1="36.999cm" svg:x2="36.935cm" svg:y2="32.94cm" draw:start-shape="id9" draw:start-glue-point="3" draw:end-shape="id10" draw:end-glue-point="3" svg:d="M36935 36999h-502v-4059h502" svg:viewBox="0 0 503 4060">
          <text:p/>
        </draw:connector>
        <draw:connector draw:style-name="gr22" draw:text-style-name="P10" draw:layer="layout" svg:x1="42.942cm" svg:y1="25.003cm" svg:x2="41.195cm" svg:y2="23.86cm" draw:start-shape="id11" draw:start-glue-point="0" draw:end-shape="id1" draw:end-glue-point="2" svg:d="M42942 25003v-572h-1747v-571" svg:viewBox="0 0 1748 1144">
          <text:p/>
        </draw:connector>
        <draw:connector draw:style-name="gr22" draw:text-style-name="P10" draw:layer="layout" svg:x1="39.481cm" svg:y1="25.003cm" svg:x2="41.195cm" svg:y2="23.86cm" draw:start-shape="id12" draw:start-glue-point="0" draw:end-shape="id1" draw:end-glue-point="2" svg:d="M39481 25003v-572h1714v-571" svg:viewBox="0 0 1715 1144">
          <text:p/>
        </draw:connector>
        <draw:custom-shape draw:style-name="gr23" draw:text-style-name="P14" draw:layer="layout" svg:width="6.35cm" svg:height="0.762cm" svg:x="36.935cm" svg:y="33.512cm">
          <text:p text:style-name="P13"><text:span text:style-name="T4">+ Values[]:Integer</text:span></text:p>
          <draw:enhanced-geometry svg:viewBox="0 0 21600 21600" draw:type="rectangle" draw:enhanced-path="M 0 0 L 21600 0 21600 21600 0 21600 0 0 Z N"/>
        </draw:custom-shape>
        <draw:custom-shape draw:style-name="gr24" draw:text-style-name="P14" draw:layer="layout" svg:width="6.35cm" svg:height="0.635cm" svg:x="36.935cm" svg:y="34.274cm">
          <text:p/>
          <draw:enhanced-geometry svg:viewBox="0 0 21600 21600" draw:type="rectangle" draw:enhanced-path="M 0 0 L 21600 0 21600 21600 0 21600 0 0 Z N"/>
        </draw:custom-shape>
        <draw:custom-shape draw:style-name="gr25" draw:text-style-name="P14" draw:layer="layout" svg:width="9.017cm" svg:height="0.762cm" svg:x="9.636cm" svg:y="11.414cm">
          <text:p/>
          <draw:enhanced-geometry svg:viewBox="0 0 21600 21600" draw:type="rectangle" draw:enhanced-path="M 0 0 L 21600 0 21600 21600 0 21600 0 0 Z N"/>
        </draw:custom-shape>
        <draw:custom-shape draw:style-name="gr26" draw:text-style-name="P14" draw:layer="layout" svg:width="9.017cm" svg:height="1.778cm" svg:x="9.636cm" svg:y="12.176cm">
          <text:p text:style-name="P13"><text:span text:style-name="T3">+ ShowValues(Values:</text:span><text:span text:style-name="T2">SortValuesInterface</text:span><text:span text:style-name="T4">)</text:span><text:span text:style-name="T4"><text:line-break/></text:span><text:span text:style-name="T4">+ ResetView()</text:span></text:p>
          <draw:enhanced-geometry svg:viewBox="0 0 21600 21600" draw:type="rectangle" draw:enhanced-path="M 0 0 L 21600 0 21600 21600 0 21600 0 0 Z N"/>
        </draw:custom-shape>
        <draw:custom-shape draw:style-name="gr27" draw:text-style-name="P15" draw:layer="layout" svg:width="10.668cm" svg:height="0.762cm" svg:x="20.177cm" svg:y="6.461cm">
          <text:p/>
          <draw:enhanced-geometry svg:viewBox="0 0 21600 21600" draw:type="rectangle" draw:enhanced-path="M 0 0 L 21600 0 21600 21600 0 21600 0 0 Z N"/>
        </draw:custom-shape>
        <draw:custom-shape draw:style-name="gr28" draw:text-style-name="P14" xml:id="id8" draw:id="id8" draw:layer="layout" svg:width="10.668cm" svg:height="3.048cm" svg:x="20.177cm" svg:y="7.223cm">
          <text:p text:style-name="P13"><text:span text:style-name="T4">+ StartSort()</text:span></text:p>
          <text:p text:style-name="P13"><text:span text:style-name="T4">+ StopSort()</text:span><text:span text:style-name="T4"><text:line-break/></text:span><text:span text:style-name="T4">+ SetValues(Values:iSortValues)</text:span><text:span text:style-name="T4"><text:line-break/></text:span><text:span text:style-name="T4">+ SetSortAlgorythm(SortAlgo:iSortAlgorythm)</text:span></text:p>
          <draw:enhanced-geometry svg:viewBox="0 0 21600 21600" draw:type="rectangle" draw:enhanced-path="M 0 0 L 21600 0 21600 21600 0 21600 0 0 Z N"/>
        </draw:custom-shape>
        <draw:custom-shape draw:style-name="gr29" draw:text-style-name="P15" draw:layer="layout" svg:width="7.747cm" svg:height="3.302cm" svg:x="23.479cm" svg:y="21.32cm">
          <text:p text:style-name="P16"><text:span text:style-name="T3">+ Values:SortValuesInterface</text:span><text:span text:style-name="T3"><text:line-break/></text:span><text:span text:style-name="T3">+ ValueView:ValueViewInterface</text:span><text:span text:style-name="T3"><text:line-break/></text:span><text:span text:style-name="T3">+ StatisticsView:StatisticsViewInterface</text:span><text:span text:style-name="T3"><text:line-break/></text:span><text:span text:style-name="T4">+ SortAlgo:SortAlgorythmInterface</text:span></text:p>
          <text:p text:style-name="P16"><text:span text:style-name="T4"/></text:p>
          <text:p text:style-name="P16"><text:span text:style-name="T4">- SortWorker:Backgroundworker</text:span></text:p>
          <draw:enhanced-geometry svg:viewBox="0 0 21600 21600" draw:type="rectangle" draw:enhanced-path="M 0 0 L 21600 0 21600 21600 0 21600 0 0 Z N"/>
        </draw:custom-shape>
        <draw:custom-shape draw:style-name="gr30" draw:text-style-name="P14" draw:layer="layout" svg:width="7.747cm" svg:height="1.651cm" svg:x="23.479cm" svg:y="24.622cm">
          <text:p/>
          <draw:enhanced-geometry svg:viewBox="0 0 21600 21600" draw:type="rectangle" draw:enhanced-path="M 0 0 L 21600 0 21600 21600 0 21600 0 0 Z N"/>
        </draw:custom-shape>
        <draw:connector draw:style-name="gr16" draw:text-style-name="P10" draw:layer="layout" svg:x1="23.733cm" svg:y1="3.286cm" svg:x2="25.511cm" svg:y2="5.318cm" draw:start-shape="id13" draw:start-glue-point="1" draw:end-shape="id14" draw:end-glue-point="0" svg:d="M23733 3286h1778v2032" svg:viewBox="0 0 1779 2033">
          <text:p/>
        </draw:connector>
        <draw:connector draw:style-name="gr31" draw:text-style-name="P12" draw:layer="layout" svg:x1="38.054cm" svg:y1="1.252cm" svg:x2="40.116cm" svg:y2="2.186cm" svg:d="M38054 1252h1031v934h1031" svg:viewBox="0 0 2063 935">
          <text:p text:style-name="P17"><text:span text:style-name="T5">Implements Interface</text:span></text:p>
        </draw:connector>
        <draw:connector draw:style-name="gr32" draw:text-style-name="P12" draw:layer="layout" svg:x1="38.077cm" svg:y1="2.595cm" svg:x2="40.023cm" svg:y2="3.509cm" svg:d="M38077 2595h973v914h973" svg:viewBox="0 0 1947 915">
          <text:p text:style-name="P18"><text:span text:style-name="T5">Uses n..1</text:span></text:p>
        </draw:connector>
        <draw:connector draw:style-name="gr33" draw:text-style-name="P12" draw:layer="layout" svg:x1="38.077cm" svg:y1="4.151cm" svg:x2="40.003cm" svg:y2="5.318cm" svg:d="M38077 4151h963v1167h963" svg:viewBox="0 0 1927 1168">
          <text:p text:style-name="P18"><text:span text:style-name="T5">Extends Class</text:span></text:p>
        </draw:connector>
        <draw:custom-shape draw:style-name="gr34" draw:text-style-name="P14" draw:layer="layout" svg:width="8.509cm" svg:height="0.762cm" svg:x="37.068cm" svg:y="13.319cm">
          <text:p/>
          <draw:enhanced-geometry svg:viewBox="0 0 21600 21600" draw:type="rectangle" draw:enhanced-path="M 0 0 L 21600 0 21600 21600 0 21600 0 0 Z N"/>
        </draw:custom-shape>
        <draw:custom-shape draw:style-name="gr35" draw:text-style-name="P14" xml:id="id2" draw:id="id2" draw:layer="layout" svg:width="8.509cm" svg:height="1.778cm" svg:x="37.068cm" svg:y="17.129cm">
          <text:p text:style-name="P13"><text:span text:style-name="T4">+ SetValues(Values:SortValuesInterface)</text:span></text:p>
          <text:p text:style-name="P13"><text:span text:style-name="T4">+ DoSortStep()</text:span></text:p>
          <text:p text:style-name="P13"><text:span text:style-name="T4">+ DoSort()</text:span><text:span text:style-name="T4"><text:line-break/></text:span><text:span text:style-name="T4"/></text:p>
          <draw:enhanced-geometry svg:viewBox="0 0 21600 21600" draw:type="rectangle" draw:enhanced-path="M 0 0 L 21600 0 21600 21600 0 21600 0 0 Z N"/>
        </draw:custom-shape>
        <draw:custom-shape draw:style-name="gr36" draw:text-style-name="P20" draw:layer="layout" svg:width="8.509cm" svg:height="3.048cm" svg:x="37.068cm" svg:y="14.081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custom-shape draw:style-name="gr37" draw:text-style-name="P7" xml:id="id4" draw:id="id4" draw:layer="layout" svg:width="8.636cm" svg:height="1.143cm" svg:x="8.493cm" svg:y="14.716cm">
          <text:p text:style-name="P11"><text:span text:style-name="T1">&lt;&lt;INTERFACE&gt;&gt;</text:span></text:p>
          <text:p text:style-name="P11"><text:span text:style-name="T2">StatisticsViewInterface</text:span></text:p>
          <draw:enhanced-geometry svg:viewBox="0 0 21600 21600" draw:type="rectangle" draw:enhanced-path="M 0 0 L 21600 0 21600 21600 0 21600 0 0 Z N"/>
        </draw:custom-shape>
        <draw:custom-shape draw:style-name="gr38" draw:text-style-name="P14" draw:layer="layout" svg:width="8.636cm" svg:height="0.762cm" svg:x="8.493cm" svg:y="15.859cm">
          <text:p/>
          <draw:enhanced-geometry svg:viewBox="0 0 21600 21600" draw:type="rectangle" draw:enhanced-path="M 0 0 L 21600 0 21600 21600 0 21600 0 0 Z N"/>
        </draw:custom-shape>
        <draw:custom-shape draw:style-name="gr39" draw:text-style-name="P14" draw:layer="layout" svg:width="8.636cm" svg:height="1.778cm" svg:x="8.493cm" svg:y="16.621cm">
          <text:p text:style-name="P13"><text:span text:style-name="T4">+ ShowStatistics(Stats:StatisticsInterface)</text:span><text:span text:style-name="T4"><text:line-break/></text:span><text:span text:style-name="T4">+ ResetView()</text:span></text:p>
          <draw:enhanced-geometry svg:viewBox="0 0 21600 21600" draw:type="rectangle" draw:enhanced-path="M 0 0 L 21600 0 21600 21600 0 21600 0 0 Z N"/>
        </draw:custom-shape>
        <draw:custom-shape draw:style-name="gr40" draw:text-style-name="P2" xml:id="id15" draw:id="id15" draw:layer="layout" svg:width="5.969cm" svg:height="4.953cm" svg:x="3.032cm" svg:y="7.35cm">
          <text:p text:style-name="P1"><text:span text:style-name="T1">cls_StatisticsView</text:span></text:p>
          <draw:enhanced-geometry svg:viewBox="0 0 21600 21600" draw:type="rectangle" draw:enhanced-path="M 0 0 L 21600 0 21600 21600 0 21600 0 0 Z N"/>
        </draw:custom-shape>
        <draw:connector draw:style-name="gr17" draw:text-style-name="P10" draw:layer="layout" svg:x1="6.016cm" svg:y1="12.303cm" svg:x2="8.493cm" svg:y2="15.287cm" draw:start-shape="id15" draw:start-glue-point="2" draw:end-shape="id4" draw:end-glue-point="3" svg:d="M6016 12303v2984h2477" svg:viewBox="0 0 2478 2985">
          <text:p/>
        </draw:connector>
        <draw:connector draw:style-name="gr16" draw:text-style-name="P10" draw:layer="layout" svg:x1="23.48cm" svg:y1="21.065cm" svg:x2="43.285cm" svg:y2="32.94cm" draw:start-shape="id3" draw:start-glue-point="5" draw:end-shape="id10" draw:end-glue-point="1" svg:d="M23480 21065h-503v5779h20809v6096h-501" svg:viewBox="0 0 20810 11876">
          <text:p/>
        </draw:connector>
        <draw:path draw:style-name="gr41" draw:text-style-name="P10" draw:layer="layout" svg:width="16.335cm" svg:height="29.354cm" draw:transform="rotate (-3.14159265358979) translate (50.2028021026856cm 39.4697133921869cm)" svg:viewBox="0 0 16336 29355" svg:d="M3460 29346c398 57 774-163 1164-141 392 22 740-127 1129-71 400 56 800-59 1199-71 400-13 801 17 1200 0 381-16 754 49 1129 71 389 22 775 95 1164 106 376 11 754 19 1129 0 378-19 762-40 1129-141 377-105 760-193 1129-318 413-141 827-303 1164-599 336-296 428-719 705-1059 259-318 356-737 459-1129 100-379 171-766 176-1164 4-379-40-756-106-1129-70-394-184-777-282-1164-110-436-192-880-353-1305-135-357-232-729-352-1094-130-395-238-796-353-1199-112-388-167-778-282-1164-140-470-204-960-283-1447-65-401-111-798-176-1199-60-372-98-751-106-1129-9-376-18-753 35-1129 52-375 175-732 283-1094 113-383 137-782 247-1164 108-375 186-761 317-1129 141-395 129-815 318-1199 167-338 193-724 247-1094 56-384 88-772 70-1164-18-375-27-753 0-1129 28-399-66-781-141-1164-74-375-205-739-353-1094-171-412-392-827-776-1093-359-250-733-479-1129-670-378-182-758-367-1164-459-365-83-714-185-1094-212-413-29-819-137-1234-176-375-35-754-44-1129 0-420 49-846 124-1270 106-403-17-759 116-1129 211-396 102-746 321-1094 530-407 243-804 478-1164 811-354 327-636 698-882 1094-225 362-426 750-529 1164-100 402-324 757-388 1164-68 435-209 846-317 1270-104 409-206 818-247 1235s-148 816-177 1234c-31 448-48 895-35 1341 12 416-33 819-35 1235-3 391-93 773-141 1164-60 484-103 959-142 1446-30 380-118 751-141 1129-23 387 0 776 0 1164 0 434-41 873 0 1305 42 439-91 839-106 1270-13 380-108 749-141 1129-40 446-123 864-176 1306-50 419-116 815-212 1234-80 351-135 700-141 1059-6 377-46 750-70 1129-26 416 137 778 211 1164 88 466 491 762 706 1164 251 469 775 646 1129 1023 315 335 812 468 1058 882l176 212">
          <text:p/>
        </draw:path>
        <draw:path draw:style-name="gr41" draw:text-style-name="P10" draw:layer="layout" svg:width="33.357cm" svg:height="21.211cm" draw:transform="rotate (0.217293491873294) translate (-1.36189990741731cm 4.16477539634055cm)" svg:viewBox="0 0 33358 21212" svg:d="M10599 20654c392-49 787-38 1179-101 399-65 821 14 1212-93 401-110 793-157 1191-316 419-168 891-177 1307-362 438-193 892-354 1319-575 437-225 878-458 1255-771 362-300 682-646 981-1012 283-346 558-708 906-992 387-314 826-563 1262-805 402-223 831-391 1250-591 423-200 853-261 1282-403 382-127 798-90 1193-171 397-80 792-1 1198-24 385-22 766 3 1156 2 389-1 773-36 1163-32 455 5 854-170 1285-258 406-83 783-273 1197-350 438-81 892-275 1162-683 229-345 541-632 761-988 197-320 292-680 373-1038 84-370 167-754 106-1133-68-422-203-831-343-1231-171-492-456-935-748-1358-259-375-593-695-935-1001-319-285-612-603-973-829-349-219-635-473-1011-656-369-180-737-372-1053-630-311-254-651-450-969-684-333-245-724-406-1046-664-319-256-706-380-1076-527-384-152-797-224-1183-369-354-134-714-246-1079-347-388-108-777-195-1164-293-364-92-742-140-1095-278-429-168-891-220-1335-331-411-103-820-206-1233-308-426-106-838-222-1267-316-388-85-780-64-1167-113-440-56-873 5-1308 36-465 32-924-16-1386 55-409 63-827 75-1239 52-426-23-846 35-1267 9-388-23-780-17-1163 32-409 53-819 122-1228 163-426 44-856 78-1270 189-396 107-794 209-1190 316-454 123-856 377-1304 507-430 124-793 382-1228 488-466 113-761 524-1089 843-316 306-548 678-836 1007-253 289-346 669-512 1007-194 395-306 822-419 1244-94 351-224 710-202 1076 24 402-71 807 25 1198 100 399 34 772 136 1186 105 428 200 850 258 1285 70 522 364 972 546 1457 176 468 449 872 644 1334 219 519 542 1001 912 1430 342 396 638 824 1043 1169 353 302 585 738 969 1009 343 242 588 590 939 822 368 243 686 556 1049 809 345 240 661 527 1031 734 379 211 713 501 1114 680 368 163 689 408 1069 560 368 148 717 340 1084 492l419-268-69-340">
          <text:p/>
        </draw:path>
        <draw:path draw:style-name="gr41" draw:text-style-name="P21" draw:layer="layout" svg:width="12.489cm" svg:height="12.776cm" draw:transform="skewX (2.33438576290979E-017) rotate (2.9249972934173) translate (31.6952309425486cm 30.7458397410408cm)" svg:viewBox="0 0 12490 12777" svg:d="M3648 12402c410 44 794-116 1187-190 427-81 860-152 1274-280 442-137 895-206 1329-364 411-150 844-241 1244-419 397-175 768-402 1123-644 360-245 618-608 917-924 328-348 699-650 1004-1016 290-349 619-722 634-1223 12-408 146-809 129-1220-17-392-6-787-79-1176-76-407-191-815-403-1174-214-365-411-737-671-1082-261-346-568-651-862-966-352-376-808-620-1242-882-424-256-883-462-1362-604-401-119-829-101-1235-197-398-94-794-7-1175 77-367 81-736 158-1102 243-375 86-735 241-1057 449-368 237-703 526-1008 837-328 333-655 663-970 1008-332 362-541 800-780 1219-231 405-402 846-507 1303-89 388 14 761 35 1148 23 399 159 787 258 1172 97 377 263 737 354 1114 99 414 399 691 561 1069 169 398 543 653 766 1023 225 371 581 640 863 966 280 324 605 605 890 924l148 184">
          <text:p/>
        </draw:path>
        <draw:frame draw:style-name="gr42" draw:text-style-name="P22" draw:layer="layout" svg:width="7.366cm" svg:height="2.413cm" svg:x="7.985cm" svg:y="21.955cm">
          <draw:text-box>
            <text:p>VIEW</text:p>
          </draw:text-box>
        </draw:frame>
        <draw:frame draw:style-name="gr43" draw:text-style-name="P22" draw:layer="layout" svg:width="4.953cm" svg:height="2.159cm" svg:x="22.463cm" svg:y="29.321cm">
          <draw:text-box>
            <text:p>CONTROLLER</text:p>
          </draw:text-box>
        </draw:frame>
        <draw:frame draw:style-name="gr44" draw:text-style-name="P22" draw:layer="layout" svg:width="5.969cm" svg:height="3.302cm" svg:x="50.276cm" svg:y="24.368cm">
          <draw:text-box>
            <text:p>MODEL</text:p>
          </draw:text-box>
        </draw:frame>
      </draw:page>
      <draw:page draw:name="page2" draw:style-name="dp1" draw:master-page-name="Default">
        <draw:custom-shape draw:style-name="gr1" draw:text-style-name="P2" xml:id="id20" draw:id="id20" draw:layer="measurelines" svg:width="8.255cm" svg:height="4.953cm" svg:x="11.414cm" svg:y="41.528cm">
          <text:p text:style-name="P1"><text:span text:style-name="T1">cls_GridView</text:span></text:p>
          <draw:enhanced-geometry svg:viewBox="0 0 21600 21600" draw:type="rectangle" draw:enhanced-path="M 0 0 L 21600 0 21600 21600 0 21600 0 0 Z N"/>
        </draw:custom-shape>
        <draw:custom-shape draw:style-name="gr2" draw:text-style-name="P2" draw:layer="measurelines" svg:width="2.487cm" svg:height="4.127cm" svg:x="16.919cm" svg:y="42.129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11.68cm" svg:y="42.129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14.255cm" svg:y="42.129cm">
          <text:p text:style-name="P1"><text:span text:style-name="T1">cls_column</text:span></text:p>
          <draw:enhanced-geometry svg:viewBox="0 0 21600 21600" draw:type="rectangle" draw:enhanced-path="M 0 0 L 21600 0 21600 21600 0 21600 0 0 Z N"/>
        </draw:custom-shape>
        <draw:custom-shape draw:style-name="gr3" draw:text-style-name="P2" draw:layer="measurelines" svg:width="1.599cm" svg:height="3.227cm" svg:x="14.699cm" svg:y="42.954cm">
          <text:p text:style-name="P1"><text:span text:style-name="T1">cls_bar</text:span></text:p>
          <draw:enhanced-geometry svg:viewBox="0 0 21600 21600" draw:type="rectangle" draw:enhanced-path="M 0 0 L 21600 0 21600 21600 0 21600 0 0 Z N"/>
        </draw:custom-shape>
        <draw:custom-shape draw:style-name="gr4" draw:text-style-name="P2" draw:layer="measurelines" svg:width="1.599cm" svg:height="2.551cm" svg:x="17.452cm" svg:y="43.63cm">
          <text:p text:style-name="P1"><text:span text:style-name="T1">cls_bar</text:span></text:p>
          <draw:enhanced-geometry svg:viewBox="0 0 21600 21600" draw:type="rectangle" draw:enhanced-path="M 0 0 L 21600 0 21600 21600 0 21600 0 0 Z N"/>
        </draw:custom-shape>
        <draw:custom-shape draw:style-name="gr5" draw:text-style-name="P2" draw:layer="measurelines" svg:width="1.599cm" svg:height="2.927cm" svg:x="12.124cm" svg:y="43.254cm">
          <text:p text:style-name="P1"><text:span text:style-name="T1">cls_bar</text:span></text:p>
          <draw:enhanced-geometry svg:viewBox="0 0 21600 21600" draw:type="rectangle" draw:enhanced-path="M 0 0 L 21600 0 21600 21600 0 21600 0 0 Z N"/>
        </draw:custom-shape>
        <draw:g xml:id="id25" draw:id="id25">
          <draw:custom-shape draw:style-name="gr6" draw:text-style-name="P3" draw:layer="measurelines" svg:width="2.537cm" svg:height="1.549cm" svg:x="103.928cm" svg:y="16.759cm">
            <text:p text:style-name="P1"><text:span text:style-name="T1">cls_value</text:span></text:p>
            <draw:enhanced-geometry svg:viewBox="0 0 21600 21600" draw:type="rectangle" draw:enhanced-path="M 0 0 L 21600 0 21600 21600 0 21600 0 0 Z N"/>
          </draw:custom-shape>
          <draw:custom-shape draw:style-name="gr7" draw:text-style-name="P2" draw:layer="controls" svg:width="4.699cm" svg:height="2.932cm" svg:x="102.479cm" svg:y="15.986cm">
            <text:p text:style-name="P1"><text:span text:style-name="T1">SortValues</text:span></text:p>
            <draw:enhanced-geometry svg:viewBox="0 0 21600 21600" draw:type="rectangle" draw:enhanced-path="M 0 0 L 21600 0 21600 21600 0 21600 0 0 Z N"/>
          </draw:custom-shape>
          <draw:custom-shape draw:style-name="gr8" draw:text-style-name="P3" draw:layer="controls" svg:width="2.537cm" svg:height="1.55cm" svg:x="104.094cm" svg:y="16.868cm">
            <text:p text:style-name="P1"><text:span text:style-name="T1">cls_value</text:span></text:p>
            <draw:enhanced-geometry svg:viewBox="0 0 21600 21600" draw:type="rectangle" draw:enhanced-path="M 0 0 L 21600 0 21600 21600 0 21600 0 0 Z N"/>
          </draw:custom-shape>
          <draw:custom-shape draw:style-name="gr6" draw:text-style-name="P3" draw:layer="controls" svg:width="2.537cm" svg:height="1.549cm" svg:x="104.26cm" svg:y="16.988cm">
            <text:p text:style-name="P1"><text:span text:style-name="T1">cls_value</text:span></text:p>
            <draw:enhanced-geometry svg:viewBox="0 0 21600 21600" draw:type="rectangle" draw:enhanced-path="M 0 0 L 21600 0 21600 21600 0 21600 0 0 Z N"/>
          </draw:custom-shape>
        </draw:g>
        <draw:custom-shape draw:style-name="gr45" draw:text-style-name="P5" xml:id="id22" draw:id="id22" draw:layer="layout" svg:width="13.208cm" svg:height="1.397cm" svg:x="52.943cm" svg:y="44.068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46" draw:text-style-name="P23" xml:id="id17" draw:id="id17" draw:layer="layout" svg:width="10.922cm" svg:height="1.143cm" svg:x="90.281cm" svg:y="36.956cm">
          <text:p text:style-name="P6"><text:span text:style-name="T3">&lt;&lt;INTERFACE&gt;&gt;</text:span><text:span text:style-name="T3"><text:line-break/></text:span><text:span text:style-name="T4">iSortAlgorythm</text:span></text:p>
          <draw:enhanced-geometry svg:viewBox="0 0 21600 21600" draw:type="rectangle" draw:enhanced-path="M 0 0 L 21600 0 21600 21600 0 21600 0 0 Z N"/>
        </draw:custom-shape>
        <draw:custom-shape draw:style-name="gr11" draw:text-style-name="P9" xml:id="id27" draw:id="id27" draw:layer="layout" svg:width="3.366cm" svg:height="1.143cm" svg:x="107.235cm" svg:y="40.383cm">
          <text:p text:style-name="P8"><text:span text:style-name="T2">BinarySearch</text:span></text:p>
          <draw:enhanced-geometry svg:viewBox="0 0 21600 21600" draw:type="rectangle" draw:enhanced-path="M 0 0 L 21600 0 21600 21600 0 21600 0 0 Z N"/>
        </draw:custom-shape>
        <draw:custom-shape draw:style-name="gr12" draw:text-style-name="P9" xml:id="id28" draw:id="id28" draw:layer="layout" svg:width="3.302cm" svg:height="1.143cm" svg:x="103.806cm" svg:y="40.383cm">
          <text:p text:style-name="P8"><text:span text:style-name="T2">BubbleSearch</text:span></text:p>
          <draw:enhanced-geometry svg:viewBox="0 0 21600 21600" draw:type="rectangle" draw:enhanced-path="M 0 0 L 21600 0 21600 21600 0 21600 0 0 Z N"/>
        </draw:custom-shape>
        <draw:custom-shape draw:style-name="gr13" draw:text-style-name="P9" xml:id="id16" draw:id="id16" draw:layer="layout" svg:width="5.969cm" svg:height="1.143cm" svg:x="104.187cm" svg:y="38.097cm">
          <text:p text:style-name="P8"><text:span text:style-name="T2">SortAlgo</text:span></text:p>
          <draw:enhanced-geometry svg:viewBox="0 0 21600 21600" draw:type="rectangle" draw:enhanced-path="M 0 0 L 21600 0 21600 21600 0 21600 0 0 Z N"/>
        </draw:custom-shape>
        <draw:custom-shape draw:style-name="gr14" draw:text-style-name="P9" xml:id="id23" draw:id="id23" draw:layer="layout" svg:width="4.953cm" svg:height="3.302cm" svg:x="15.097cm" svg:y="25.651cm">
          <text:p text:style-name="P8"><text:span text:style-name="T2">SortControllerUI</text:span></text:p>
          <draw:enhanced-geometry svg:viewBox="0 0 21600 21600" draw:type="rectangle" draw:enhanced-path="M 0 0 L 21600 0 21600 21600 0 21600 0 0 Z N"/>
        </draw:custom-shape>
        <draw:connector draw:style-name="gr15" draw:text-style-name="P10" draw:layer="layout" svg:x1="107.171cm" svg:y1="38.097cm" svg:x2="101.203cm" svg:y2="37.527cm" draw:start-shape="id16" draw:start-glue-point="0" draw:end-shape="id17" draw:end-glue-point="1" svg:d="M107171 38097v-570h-5968" svg:viewBox="0 0 5969 571">
          <text:p/>
        </draw:connector>
        <draw:connector draw:style-name="gr16" draw:text-style-name="P10" draw:layer="layout" svg:x1="52.943cm" svg:y1="47.116cm" svg:x2="34.782cm" svg:y2="50.356cm" draw:start-shape="id18" draw:start-glue-point="3" draw:end-shape="id19" draw:end-glue-point="1" svg:d="M52943 47116h-9080v3240h-9081" svg:viewBox="0 0 18162 3241">
          <text:p/>
        </draw:connector>
        <draw:connector draw:style-name="gr17" draw:text-style-name="P10" draw:layer="layout" svg:x1="19.669cm" svg:y1="44.004cm" svg:x2="23.352cm" svg:y2="43.369cm" draw:start-shape="id20" draw:start-glue-point="1" draw:end-shape="id21" draw:end-glue-point="3" svg:d="M19669 44004h1841v-635h1842" svg:viewBox="0 0 3684 636">
          <text:p/>
        </draw:connector>
        <draw:custom-shape draw:style-name="gr47" draw:text-style-name="P7" xml:id="id21" draw:id="id21" draw:layer="layout" svg:width="11.176cm" svg:height="1.143cm" svg:x="23.352cm" svg:y="42.798cm">
          <text:p text:style-name="P11"><text:span text:style-name="T1">&lt;&lt;INTERFACE&gt;&gt;</text:span></text:p>
          <text:p text:style-name="P11"><text:span text:style-name="T2">iValueView</text:span></text:p>
          <draw:enhanced-geometry svg:viewBox="0 0 21600 21600" draw:type="rectangle" draw:enhanced-path="M 0 0 L 21600 0 21600 21600 0 21600 0 0 Z N"/>
        </draw:custom-shape>
        <draw:connector draw:style-name="gr16" draw:text-style-name="P10" draw:layer="layout" draw:line-skew="-1.142cm" svg:x1="52.943cm" svg:y1="44.461cm" svg:x2="34.528cm" svg:y2="43.369cm" draw:start-shape="id22" draw:start-glue-point="4" draw:end-shape="id21" draw:end-glue-point="1" svg:d="M52943 44461h-10349v-1092h-8066" svg:viewBox="0 0 18416 1093">
          <text:p/>
        </draw:connector>
        <draw:connector draw:style-name="gr16" draw:text-style-name="P10" draw:layer="layout" svg:x1="66.151cm" svg:y1="44.766cm" svg:x2="90.281cm" svg:y2="37.527cm" draw:start-shape="id22" draw:start-glue-point="1" draw:end-shape="id17" draw:end-glue-point="3" svg:d="M66151 44766h12065v-7239h12065" svg:viewBox="0 0 24131 7240">
          <text:p/>
        </draw:connector>
        <draw:custom-shape draw:style-name="gr48" draw:text-style-name="P7" xml:id="id24" draw:id="id24" draw:layer="layout" svg:width="13.208cm" svg:height="1.143cm" svg:x="24.622cm" svg:y="26.669cm">
          <text:p text:style-name="P11"><text:span text:style-name="T1">&lt;&lt;INTERFACE&gt;&gt;</text:span></text:p>
          <text:p text:style-name="P11"><text:span text:style-name="T2">iUserInput</text:span></text:p>
          <draw:enhanced-geometry svg:viewBox="0 0 21600 21600" draw:type="rectangle" draw:enhanced-path="M 0 0 L 21600 0 21600 21600 0 21600 0 0 Z N"/>
        </draw:custom-shape>
        <draw:connector draw:style-name="gr20" draw:text-style-name="P12" draw:layer="layout" svg:x1="20.05cm" svg:y1="27.302cm" svg:x2="24.622cm" svg:y2="27.24cm" draw:start-shape="id23" draw:start-glue-point="1" draw:end-shape="id24" draw:end-glue-point="3" svg:d="M20050 27302h2286v-62h2286" svg:viewBox="0 0 4573 63">
          <text:p/>
        </draw:connector>
        <draw:custom-shape draw:style-name="gr21" draw:text-style-name="P7" xml:id="id26" draw:id="id26" draw:layer="layout" svg:width="6.35cm" svg:height="1.143cm" svg:x="93.837cm" svg:y="16.888cm">
          <text:p text:style-name="P11"><text:span text:style-name="T1">&lt;&lt;INTERFACE&gt;&gt;</text:span></text:p>
          <text:p text:style-name="P11"><text:span text:style-name="T2">SortValuesInterface</text:span></text:p>
          <draw:enhanced-geometry svg:viewBox="0 0 21600 21600" draw:type="rectangle" draw:enhanced-path="M 0 0 L 21600 0 21600 21600 0 21600 0 0 Z N"/>
        </draw:custom-shape>
        <draw:connector draw:style-name="gr17" draw:text-style-name="P10" draw:layer="layout" svg:x1="102.479cm" svg:y1="17.452cm" svg:x2="100.187cm" svg:y2="17.459cm" draw:start-shape="id25" draw:start-glue-point="3" draw:end-shape="id26" draw:end-glue-point="1" svg:d="M102479 17452h-1146v7h-1146" svg:viewBox="0 0 2293 8">
          <text:p/>
        </draw:connector>
        <draw:connector draw:style-name="gr22" draw:text-style-name="P10" draw:layer="layout" svg:x1="108.918cm" svg:y1="40.383cm" svg:x2="107.171cm" svg:y2="39.24cm" draw:start-shape="id27" draw:start-glue-point="0" draw:end-shape="id16" draw:end-glue-point="2" svg:d="M108918 40383v-572h-1747v-571" svg:viewBox="0 0 1748 1144">
          <text:p/>
        </draw:connector>
        <draw:connector draw:style-name="gr22" draw:text-style-name="P10" draw:layer="layout" svg:x1="105.457cm" svg:y1="40.383cm" svg:x2="107.171cm" svg:y2="39.24cm" draw:start-shape="id28" draw:start-glue-point="0" draw:end-shape="id16" draw:end-glue-point="2" svg:d="M105457 40383v-572h1714v-571" svg:viewBox="0 0 1715 1144">
          <text:p/>
        </draw:connector>
        <draw:custom-shape draw:style-name="gr23" draw:text-style-name="P25" draw:layer="layout" svg:width="6.35cm" svg:height="0.762cm" svg:x="93.837cm" svg:y="18.031cm">
          <text:p text:style-name="P24"><text:span text:style-name="T4">+ Values[]:Integer</text:span></text:p>
          <draw:enhanced-geometry svg:viewBox="0 0 21600 21600" draw:type="rectangle" draw:enhanced-path="M 0 0 L 21600 0 21600 21600 0 21600 0 0 Z N"/>
        </draw:custom-shape>
        <draw:custom-shape draw:style-name="gr24" draw:text-style-name="P25" draw:layer="layout" svg:width="6.35cm" svg:height="0.635cm" svg:x="93.837cm" svg:y="18.793cm">
          <text:p/>
          <draw:enhanced-geometry svg:viewBox="0 0 21600 21600" draw:type="rectangle" draw:enhanced-path="M 0 0 L 21600 0 21600 21600 0 21600 0 0 Z N"/>
        </draw:custom-shape>
        <draw:custom-shape draw:style-name="gr49" draw:text-style-name="P25" draw:layer="layout" svg:width="11.176cm" svg:height="0.762cm" svg:x="23.352cm" svg:y="43.941cm">
          <text:p/>
          <draw:enhanced-geometry svg:viewBox="0 0 21600 21600" draw:type="rectangle" draw:enhanced-path="M 0 0 L 21600 0 21600 21600 0 21600 0 0 Z N"/>
        </draw:custom-shape>
        <draw:custom-shape draw:style-name="gr50" draw:text-style-name="P25" draw:layer="layout" svg:width="11.176cm" svg:height="1.778cm" svg:x="23.352cm" svg:y="44.703cm">
          <text:p text:style-name="P24"><text:span text:style-name="T6">+ ShowValues(Values:i</text:span><text:span text:style-name="T2">SortValues</text:span><text:span text:style-name="T4">)</text:span><text:span text:style-name="T4"><text:line-break/></text:span><text:span text:style-name="T4">+ ResetView()</text:span></text:p>
          <draw:enhanced-geometry svg:viewBox="0 0 21600 21600" draw:type="rectangle" draw:enhanced-path="M 0 0 L 21600 0 21600 21600 0 21600 0 0 Z N"/>
        </draw:custom-shape>
        <draw:custom-shape draw:style-name="gr51" draw:text-style-name="P25" draw:layer="layout" svg:width="13.208cm" svg:height="3.048cm" svg:x="24.622cm" svg:y="30.985cm">
          <text:p text:style-name="P24"><text:span text:style-name="T4">+ LoadSortAlgorythmNames(SortAlgoNames:string[])</text:span></text:p>
          <text:p text:style-name="P24"><text:span text:style-name="T4"/></text:p>
          <draw:enhanced-geometry svg:viewBox="0 0 21600 21600" draw:type="rectangle" draw:enhanced-path="M 0 0 L 21600 0 21600 21600 0 21600 0 0 Z N"/>
        </draw:custom-shape>
        <draw:custom-shape draw:style-name="gr52" draw:text-style-name="P27" xml:id="id18" draw:id="id18" draw:layer="layout" svg:width="13.208cm" svg:height="3.302cm" svg:x="52.943cm" svg:y="45.465cm">
          <text:p text:style-name="P26"><text:span text:style-name="T6">+ Values:SortValuesInterface</text:span><text:span text:style-name="T6"><text:line-break/></text:span><text:span text:style-name="T6">+ ValueView:ValueViewInterface</text:span><text:span text:style-name="T6"><text:line-break/></text:span><text:span text:style-name="T6">+ StatisticsView:StatisticsViewInterface</text:span><text:span text:style-name="T6"><text:line-break/></text:span><text:span text:style-name="T4">+ SortAlgo:SortAlgorythmInterface</text:span></text:p>
          <text:p text:style-name="P26"><text:span text:style-name="T4"/></text:p>
          <text:p text:style-name="P26"><text:span text:style-name="T4">- SortWorker:Backgroundworker</text:span></text:p>
          <draw:enhanced-geometry svg:viewBox="0 0 21600 21600" draw:type="rectangle" draw:enhanced-path="M 0 0 L 21600 0 21600 21600 0 21600 0 0 Z N"/>
        </draw:custom-shape>
        <draw:connector draw:style-name="gr16" draw:text-style-name="P10" draw:layer="layout" svg:x1="59.547cm" svg:y1="44.068cm" svg:x2="37.83cm" svg:y2="27.24cm" draw:start-shape="id22" draw:start-glue-point="0" draw:end-shape="id24" draw:end-glue-point="1" svg:d="M59547 44068v-16828h-21717" svg:viewBox="0 0 21718 16829">
          <text:p/>
        </draw:connector>
        <draw:connector draw:style-name="gr53" draw:text-style-name="P29" draw:layer="layout" svg:x1="9.225cm" svg:y1="4.046cm" svg:x2="11.287cm" svg:y2="4.98cm" svg:d="M9225 4046h1031v934h1031" svg:viewBox="0 0 2063 935">
          <text:p text:style-name="P28"><text:span text:style-name="T5">Implements Interface</text:span></text:p>
        </draw:connector>
        <draw:connector draw:style-name="gr54" draw:text-style-name="P31" draw:layer="layout" svg:x1="9.636cm" svg:y1="5.516cm" svg:x2="11.582cm" svg:y2="6.43cm" svg:d="M9636 5516h973v914h973" svg:viewBox="0 0 1947 915">
          <text:p text:style-name="P30"><text:span text:style-name="T5">Uses n..1</text:span></text:p>
        </draw:connector>
        <draw:connector draw:style-name="gr55" draw:text-style-name="P31" draw:layer="layout" svg:x1="9.636cm" svg:y1="7.072cm" svg:x2="11.562cm" svg:y2="8.239cm" svg:d="M9636 7072h963v1167h963" svg:viewBox="0 0 1927 1168">
          <text:p text:style-name="P30"><text:span text:style-name="T5">Extends Class</text:span></text:p>
        </draw:connector>
        <draw:custom-shape draw:style-name="gr56" draw:text-style-name="P14" draw:layer="layout" svg:width="10.922cm" svg:height="0.762cm" svg:x="90.281cm" svg:y="38.099cm">
          <text:p/>
          <draw:enhanced-geometry svg:viewBox="0 0 21600 21600" draw:type="rectangle" draw:enhanced-path="M 0 0 L 21600 0 21600 21600 0 21600 0 0 Z N"/>
        </draw:custom-shape>
        <draw:custom-shape draw:style-name="gr57" draw:text-style-name="P25" draw:layer="layout" svg:width="10.922cm" svg:height="1.778cm" svg:x="90.281cm" svg:y="41.909cm">
          <text:p text:style-name="P24"><text:span text:style-name="T4">+ SetValues(Values:SortValuesInterface)</text:span></text:p>
          <text:p text:style-name="P24"><text:span text:style-name="T4">+ DoSortStep()</text:span></text:p>
          <text:p text:style-name="P24"><text:span text:style-name="T4">+ DoSort()</text:span><text:span text:style-name="T4"><text:line-break/></text:span><text:span text:style-name="T4"/></text:p>
          <draw:enhanced-geometry svg:viewBox="0 0 21600 21600" draw:type="rectangle" draw:enhanced-path="M 0 0 L 21600 0 21600 21600 0 21600 0 0 Z N"/>
        </draw:custom-shape>
        <draw:custom-shape draw:style-name="gr58" draw:text-style-name="P33" draw:layer="layout" svg:width="10.922cm" svg:height="3.048cm" svg:x="90.281cm" svg:y="38.861cm">
          <text:p text:style-name="P32"><text:span text:style-name="T4">Signals</text:span></text:p>
          <text:p text:style-name="P24"><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custom-shape draw:style-name="gr59" draw:text-style-name="P7" xml:id="id19" draw:id="id19" draw:layer="layout" svg:width="11.43cm" svg:height="1.143cm" svg:x="23.352cm" svg:y="49.785cm">
          <text:p text:style-name="P11"><text:span text:style-name="T1">&lt;&lt;INTERFACE&gt;&gt;</text:span></text:p>
          <text:p text:style-name="P11"><text:span text:style-name="T2">iStatisticView</text:span></text:p>
          <draw:enhanced-geometry svg:viewBox="0 0 21600 21600" draw:type="rectangle" draw:enhanced-path="M 0 0 L 21600 0 21600 21600 0 21600 0 0 Z N"/>
        </draw:custom-shape>
        <draw:custom-shape draw:style-name="gr60" draw:text-style-name="P25" draw:layer="layout" svg:width="11.43cm" svg:height="0.762cm" svg:x="23.352cm" svg:y="50.928cm">
          <text:p/>
          <draw:enhanced-geometry svg:viewBox="0 0 21600 21600" draw:type="rectangle" draw:enhanced-path="M 0 0 L 21600 0 21600 21600 0 21600 0 0 Z N"/>
        </draw:custom-shape>
        <draw:custom-shape draw:style-name="gr61" draw:text-style-name="P25" draw:layer="layout" svg:width="11.43cm" svg:height="1.778cm" svg:x="23.352cm" svg:y="51.69cm">
          <text:p text:style-name="P24"><text:span text:style-name="T4">+ ShowStatistics(Stats:iStatistic)</text:span><text:span text:style-name="T4"><text:line-break/></text:span><text:span text:style-name="T4">+ ResetView()</text:span></text:p>
          <draw:enhanced-geometry svg:viewBox="0 0 21600 21600" draw:type="rectangle" draw:enhanced-path="M 0 0 L 21600 0 21600 21600 0 21600 0 0 Z N"/>
        </draw:custom-shape>
        <draw:custom-shape draw:style-name="gr40" draw:text-style-name="P2" xml:id="id29" draw:id="id29" draw:layer="layout" svg:width="5.969cm" svg:height="4.953cm" svg:x="12.684cm" svg:y="47.878cm">
          <text:p text:style-name="P1"><text:span text:style-name="T1">cls_StatisticsView</text:span></text:p>
          <draw:enhanced-geometry svg:viewBox="0 0 21600 21600" draw:type="rectangle" draw:enhanced-path="M 0 0 L 21600 0 21600 21600 0 21600 0 0 Z N"/>
        </draw:custom-shape>
        <draw:connector draw:style-name="gr17" draw:text-style-name="P10" draw:layer="layout" svg:x1="18.653cm" svg:y1="50.354cm" svg:x2="23.352cm" svg:y2="50.356cm" draw:start-shape="id29" draw:start-glue-point="1" draw:end-shape="id19" draw:end-glue-point="3" svg:d="M18653 50354h2349v2h2350" svg:viewBox="0 0 4700 3">
          <text:p/>
        </draw:connector>
        <draw:connector draw:style-name="gr16" draw:text-style-name="P10" draw:layer="layout" svg:x1="17.573cm" svg:y1="25.651cm" svg:x2="93.837cm" svg:y2="17.459cm" draw:start-shape="id23" draw:start-glue-point="0" draw:end-shape="id26" draw:end-glue-point="3" svg:d="M17573 25651v-8192h76264" svg:viewBox="0 0 76265 8193">
          <text:p/>
        </draw:connector>
        <draw:frame draw:style-name="gr42" draw:text-style-name="P35" draw:layer="layout" svg:width="7.366cm" svg:height="2.413cm" svg:x="2.905cm" svg:y="38.859cm">
          <draw:text-box>
            <text:p text:style-name="P34"><text:span text:style-name="T7">VIEW</text:span></text:p>
          </draw:text-box>
        </draw:frame>
        <draw:frame draw:style-name="gr62" draw:text-style-name="P35" draw:layer="layout" svg:width="9.525cm" svg:height="3.095cm" svg:x="53.832cm" svg:y="2.27cm">
          <draw:text-box>
            <text:p text:style-name="P34"><text:span text:style-name="T7">CONTROLLER</text:span></text:p>
          </draw:text-box>
        </draw:frame>
        <draw:frame draw:style-name="gr62" draw:text-style-name="P35" draw:layer="layout" svg:width="9.525cm" svg:height="3.095cm" svg:x="92.567cm" svg:y="1.969cm">
          <draw:text-box>
            <text:p text:style-name="P34"><text:span text:style-name="T7">MODEL</text:span></text:p>
          </draw:text-box>
        </draw:frame>
        <draw:custom-shape draw:style-name="gr63" draw:text-style-name="P36" draw:layer="controls" svg:width="16.51cm" svg:height="7.62cm" svg:x="2.397cm" svg:y="1.762cm">
          <text:p text:style-name="P28"><text:span text:style-name="T8">LEGENDE</text:span></text:p>
          <draw:enhanced-geometry svg:viewBox="0 0 21600 21600" draw:type="rectangle" draw:enhanced-path="M 0 0 L 21600 0 21600 21600 0 21600 0 0 Z N"/>
        </draw:custom-shape>
        <draw:line draw:style-name="gr64" draw:text-style-name="P10" draw:layer="controls" svg:x1="40.497cm" svg:y1="2.016cm" svg:x2="40.497cm" svg:y2="81.772cm">
          <text:p/>
        </draw:line>
        <draw:line draw:style-name="gr64" draw:text-style-name="P10" draw:layer="controls" svg:x1="80.883cm" svg:y1="3.159cm" svg:x2="80.883cm" svg:y2="82.915cm">
          <text:p/>
        </draw:line>
        <draw:custom-shape draw:style-name="gr65" draw:text-style-name="P33" draw:layer="controls" svg:width="13.208cm" svg:height="3.175cm" svg:x="24.622cm" svg:y="27.81cm">
          <text:p text:style-name="P32"><text:span text:style-name="T4">Signals</text:span></text:p>
          <text:p text:style-name="P26"><text:span text:style-name="T4">StartSort()</text:span></text:p>
          <text:p text:style-name="P26"><text:span text:style-name="T4">StopSort() </text:span><text:span text:style-name="T4"><text:line-break/></text:span><text:span text:style-name="T4">SetValues(Values:iSortValues) </text:span><text:span text:style-name="T4"><text:line-break/></text:span><text:span text:style-name="T4">SetSortAlgorythm(AlgoName:string)</text:span></text:p>
          <draw:enhanced-geometry svg:viewBox="0 0 21600 21600" draw:type="rectangle" draw:enhanced-path="M 0 0 L 21600 0 21600 21600 0 21600 0 0 Z N"/>
        </draw:custom-shape>
        <draw:line draw:style-name="gr64" draw:text-style-name="P10" draw:layer="controls" svg:x1="40.751cm" svg:y1="38.859cm" svg:x2="2.143cm" svg:y2="38.732cm">
          <text:p/>
        </draw:line>
        <draw:frame draw:style-name="gr42" draw:text-style-name="P35" draw:layer="controls" svg:width="7.366cm" svg:height="2.413cm" svg:x="3.921cm" svg:y="22.095cm">
          <draw:text-box>
            <text:p text:style-name="P34"><text:span text:style-name="T7">UserInput</text:span></text:p>
          </draw:text-box>
        </draw:frame>
        <draw:custom-shape draw:style-name="gr66" draw:text-style-name="P25" draw:layer="layout" svg:width="13.208cm" svg:height="1.651cm" svg:x="52.943cm" svg:y="48.767cm">
          <text:p text:style-name="P24">+ SortController(UI:iUserInput;<text:line-break/><text:tab/><text:tab/> <text:s text:c="6"/>ValueView:iValueView,<text:line-break/><text:tab/><text:tab/> <text:s text:c="6"/>StatisticView:iStatisticView)<text:tab/></text:p>
          <draw:enhanced-geometry svg:viewBox="0 0 21600 21600" draw:type="rectangle" draw:enhanced-path="M 0 0 L 21600 0 21600 21600 0 21600 0 0 Z N"/>
        </draw:custom-shape>
      </draw:page>
      <draw:page draw:name="page3" draw:style-name="dp1" draw:master-page-name="Default">
        <draw:custom-shape draw:style-name="gr9" draw:text-style-name="P5" xml:id="id32" draw:id="id32" draw:layer="layout" svg:width="7.747cm" svg:height="1.397cm" svg:x="5.953cm" svg:y="17.51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67" draw:text-style-name="P23" xml:id="id36" draw:id="id36" draw:layer="layout" svg:width="8.509cm" svg:height="1.143cm" svg:x="38.084cm" svg:y="17.637cm">
          <text:p text:style-name="P6"><text:span text:style-name="T3">&lt;&lt;INTERFACE&gt;&gt;</text:span><text:span text:style-name="T3"><text:line-break/></text:span><text:span text:style-name="T4">iSortAlgorythm</text:span></text:p>
          <draw:enhanced-geometry svg:viewBox="0 0 21600 21600" draw:type="rectangle" draw:enhanced-path="M 0 0 L 21600 0 21600 21600 0 21600 0 0 Z N"/>
        </draw:custom-shape>
        <draw:custom-shape draw:style-name="gr11" draw:text-style-name="P9" xml:id="id34" draw:id="id34" draw:layer="layout" svg:width="3.366cm" svg:height="1.143cm" svg:x="42.275cm" svg:y="30.464cm">
          <text:p text:style-name="P8"><text:span text:style-name="T2">BinarySearch</text:span></text:p>
          <draw:enhanced-geometry svg:viewBox="0 0 21600 21600" draw:type="rectangle" draw:enhanced-path="M 0 0 L 21600 0 21600 21600 0 21600 0 0 Z N"/>
        </draw:custom-shape>
        <draw:custom-shape draw:style-name="gr12" draw:text-style-name="P9" xml:id="id35" draw:id="id35" draw:layer="layout" svg:width="3.302cm" svg:height="1.143cm" svg:x="38.846cm" svg:y="30.464cm">
          <text:p text:style-name="P8"><text:span text:style-name="T2">BubbleSearch</text:span></text:p>
          <draw:enhanced-geometry svg:viewBox="0 0 21600 21600" draw:type="rectangle" draw:enhanced-path="M 0 0 L 21600 0 21600 21600 0 21600 0 0 Z N"/>
        </draw:custom-shape>
        <draw:custom-shape draw:style-name="gr13" draw:text-style-name="P9" xml:id="id30" draw:id="id30" draw:layer="layout" svg:width="5.969cm" svg:height="1.143cm" svg:x="39.227cm" svg:y="28.178cm">
          <text:p text:style-name="P8"><text:span text:style-name="T2">SortAlgo</text:span></text:p>
          <draw:enhanced-geometry svg:viewBox="0 0 21600 21600" draw:type="rectangle" draw:enhanced-path="M 0 0 L 21600 0 21600 21600 0 21600 0 0 Z N"/>
        </draw:custom-shape>
        <draw:connector draw:style-name="gr15" draw:text-style-name="P10" draw:layer="layout" svg:x1="42.211cm" svg:y1="28.178cm" svg:x2="42.338cm" svg:y2="24.368cm" draw:start-shape="id30" draw:start-glue-point="0" draw:end-shape="id31" draw:end-glue-point="2" svg:d="M42211 28178v-1905h127v-1905" svg:viewBox="0 0 128 3811">
          <text:p/>
        </draw:connector>
        <draw:connector draw:style-name="gr16" draw:text-style-name="P10" draw:layer="layout" svg:x1="13.7cm" svg:y1="18.208cm" svg:x2="21.066cm" svg:y2="16.43cm" draw:start-shape="id32" draw:start-glue-point="1" draw:end-shape="id33" draw:end-glue-point="3" svg:d="M13700 18208h3682v-1778h3684" svg:viewBox="0 0 7367 1779">
          <text:p/>
        </draw:connector>
        <draw:connector draw:style-name="gr22" draw:text-style-name="P10" draw:layer="layout" svg:x1="43.958cm" svg:y1="30.464cm" svg:x2="42.211cm" svg:y2="29.321cm" draw:start-shape="id34" draw:start-glue-point="0" draw:end-shape="id30" draw:end-glue-point="2" svg:d="M43958 30464v-572h-1747v-571" svg:viewBox="0 0 1748 1144">
          <text:p/>
        </draw:connector>
        <draw:connector draw:style-name="gr22" draw:text-style-name="P10" draw:layer="layout" svg:x1="40.497cm" svg:y1="30.464cm" svg:x2="42.211cm" svg:y2="29.321cm" draw:start-shape="id35" draw:start-glue-point="0" draw:end-shape="id30" draw:end-glue-point="2" svg:d="M40497 30464v-572h1714v-571" svg:viewBox="0 0 1715 1144">
          <text:p/>
        </draw:connector>
        <draw:custom-shape draw:style-name="gr68" draw:text-style-name="P15" draw:layer="layout" svg:width="7.747cm" svg:height="3.302cm" svg:x="5.953cm" svg:y="18.907cm">
          <text:p text:style-name="P16"><text:span text:style-name="T3">+ Values:SortValuesInterface</text:span><text:span text:style-name="T3"><text:line-break/></text:span><text:span text:style-name="T3">+ ValueView:ValueViewInterface</text:span><text:span text:style-name="T3"><text:line-break/></text:span><text:span text:style-name="T3">+ StatisticsView:StatisticsViewInterface</text:span><text:span text:style-name="T3"><text:line-break/></text:span><text:span text:style-name="T4">+ SortAlgo:SortAlgorythmInterface</text:span></text:p>
          <text:p text:style-name="P16"><text:span text:style-name="T4"/></text:p>
          <text:p text:style-name="P16"><text:span text:style-name="T4">- SortWorker:Backgroundworker</text:span></text:p>
          <draw:enhanced-geometry svg:viewBox="0 0 21600 21600" draw:type="rectangle" draw:enhanced-path="M 0 0 L 21600 0 21600 21600 0 21600 0 0 Z N"/>
        </draw:custom-shape>
        <draw:custom-shape draw:style-name="gr30" draw:text-style-name="P14" draw:layer="layout" svg:width="7.747cm" svg:height="1.651cm" svg:x="5.953cm" svg:y="22.209cm">
          <text:p/>
          <draw:enhanced-geometry svg:viewBox="0 0 21600 21600" draw:type="rectangle" draw:enhanced-path="M 0 0 L 21600 0 21600 21600 0 21600 0 0 Z N"/>
        </draw:custom-shape>
        <draw:custom-shape draw:style-name="gr34" draw:text-style-name="P14" draw:layer="layout" svg:width="8.509cm" svg:height="0.762cm" svg:x="38.084cm" svg:y="18.78cm">
          <text:p/>
          <draw:enhanced-geometry svg:viewBox="0 0 21600 21600" draw:type="rectangle" draw:enhanced-path="M 0 0 L 21600 0 21600 21600 0 21600 0 0 Z N"/>
        </draw:custom-shape>
        <draw:custom-shape draw:style-name="gr69" draw:text-style-name="P14" xml:id="id31" draw:id="id31" draw:layer="layout" svg:width="8.509cm" svg:height="2.54cm" svg:x="38.084cm" svg:y="21.828cm">
          <text:p text:style-name="P13"><text:span text:style-name="T4">+ Name:String</text:span></text:p>
          <text:p text:style-name="P13"><text:span text:style-name="T4">+ SetValues(Values:SortValuesInterface)</text:span></text:p>
          <text:p text:style-name="P13"><text:span text:style-name="T4">+ DoSortStep()</text:span></text:p>
          <text:p text:style-name="P13"><text:span text:style-name="T4">+ DoSort()</text:span><text:span text:style-name="T4"><text:line-break/></text:span><text:span text:style-name="T4"/></text:p>
          <draw:enhanced-geometry svg:viewBox="0 0 21600 21600" draw:type="rectangle" draw:enhanced-path="M 0 0 L 21600 0 21600 21600 0 21600 0 0 Z N"/>
        </draw:custom-shape>
        <draw:custom-shape draw:style-name="gr70" draw:text-style-name="P20" draw:layer="layout" svg:width="8.509cm" svg:height="2.286cm" svg:x="38.084cm" svg:y="19.542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frame draw:style-name="gr43" draw:text-style-name="P22" draw:layer="layout" svg:width="4.953cm" svg:height="2.159cm" svg:x="6.588cm" svg:y="35.29cm">
          <draw:text-box>
            <text:p>CONTROLLER</text:p>
          </draw:text-box>
        </draw:frame>
        <draw:frame draw:style-name="gr43" draw:text-style-name="P22" draw:layer="layout" svg:width="4.953cm" svg:height="2.159cm" svg:x="41.64cm" svg:y="35.163cm">
          <draw:text-box>
            <text:p>Model</text:p>
          </draw:text-box>
        </draw:frame>
        <draw:frame draw:style-name="gr71" draw:text-style-name="P22" draw:layer="layout" svg:width="14.859cm" svg:height="5.969cm" svg:x="18.272cm" svg:y="5.953cm">
          <draw:text-box>
            <text:p>Es muss ein OrtAlgorythm manager implementiert werden, um später den Zugriff besser zu kontrollieren</text:p>
          </draw:text-box>
        </draw:frame>
        <draw:custom-shape draw:style-name="gr72" draw:text-style-name="P23" xml:id="id33" draw:id="id33" draw:layer="layout" svg:width="8.509cm" svg:height="1.143cm" svg:x="21.066cm" svg:y="15.859cm">
          <text:p text:style-name="P6"><text:span text:style-name="T3">&lt;&lt;INTERFACE&gt;&gt;</text:span><text:span text:style-name="T3"><text:line-break/></text:span><text:span text:style-name="T4">iSortAlgorythmManager</text:span></text:p>
          <draw:enhanced-geometry svg:viewBox="0 0 21600 21600" draw:type="rectangle" draw:enhanced-path="M 0 0 L 21600 0 21600 21600 0 21600 0 0 Z N"/>
        </draw:custom-shape>
        <draw:custom-shape draw:style-name="gr34" draw:text-style-name="P14" draw:layer="layout" svg:width="8.509cm" svg:height="0.762cm" svg:x="21.066cm" svg:y="17.002cm">
          <text:p/>
          <draw:enhanced-geometry svg:viewBox="0 0 21600 21600" draw:type="rectangle" draw:enhanced-path="M 0 0 L 21600 0 21600 21600 0 21600 0 0 Z N"/>
        </draw:custom-shape>
        <draw:custom-shape draw:style-name="gr35" draw:text-style-name="P14" xml:id="id38" draw:id="id38" draw:layer="layout" svg:width="8.509cm" svg:height="1.778cm" svg:x="21.066cm" svg:y="20.812cm">
          <text:p text:style-name="P13"><text:span text:style-name="T4">+ GetSortAlgorythms:List&lt;iSortAlgorythm&gt;</text:span><text:span text:style-name="T4"><text:line-break/></text:span><text:span text:style-name="T4"/></text:p>
          <draw:enhanced-geometry svg:viewBox="0 0 21600 21600" draw:type="rectangle" draw:enhanced-path="M 0 0 L 21600 0 21600 21600 0 21600 0 0 Z N"/>
        </draw:custom-shape>
        <draw:custom-shape draw:style-name="gr36" draw:text-style-name="P20" draw:layer="layout" svg:width="8.509cm" svg:height="3.048cm" svg:x="21.066cm" svg:y="17.764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connector draw:style-name="gr16" draw:text-style-name="P10" draw:layer="layout" svg:x1="38.084cm" svg:y1="18.208cm" svg:x2="29.575cm" svg:y2="16.43cm" draw:start-shape="id36" draw:start-glue-point="3" draw:end-shape="id33" draw:end-glue-point="1" svg:d="M38084 18208h-4255v-1778h-4254" svg:viewBox="0 0 8510 1779">
          <text:p/>
        </draw:connector>
        <draw:custom-shape draw:style-name="gr9" draw:text-style-name="P5" xml:id="id37" draw:id="id37" draw:layer="layout" svg:width="7.747cm" svg:height="1.397cm" svg:x="21.32cm" svg:y="26.273cm">
          <draw:glue-point draw:id="4" svg:x="-5cm" svg:y="-2.187cm" draw:escape-direction="left"/>
          <draw:glue-point draw:id="5" svg:x="-4.999cm" svg:y="3.185cm" draw:escape-direction="left"/>
          <text:p text:style-name="P4"><text:span text:style-name="T2">SortAlgorythmManager</text:span></text:p>
          <draw:enhanced-geometry svg:viewBox="0 0 21600 21600" draw:type="rectangle" draw:enhanced-path="M 0 0 L 21600 0 21600 21600 0 21600 0 0 Z N"/>
        </draw:custom-shape>
        <draw:custom-shape draw:style-name="gr73" draw:text-style-name="P15" draw:layer="layout" svg:width="7.747cm" svg:height="3.302cm" svg:x="21.32cm" svg:y="27.67cm">
          <text:p/>
          <draw:enhanced-geometry svg:viewBox="0 0 21600 21600" draw:type="rectangle" draw:enhanced-path="M 0 0 L 21600 0 21600 21600 0 21600 0 0 Z N"/>
        </draw:custom-shape>
        <draw:custom-shape draw:style-name="gr30" draw:text-style-name="P14" draw:layer="layout" svg:width="7.747cm" svg:height="1.651cm" svg:x="21.32cm" svg:y="30.972cm">
          <text:p/>
          <draw:enhanced-geometry svg:viewBox="0 0 21600 21600" draw:type="rectangle" draw:enhanced-path="M 0 0 L 21600 0 21600 21600 0 21600 0 0 Z N"/>
        </draw:custom-shape>
        <draw:connector draw:style-name="gr15" draw:text-style-name="P10" draw:layer="layout" svg:x1="25.193cm" svg:y1="26.273cm" svg:x2="25.32cm" svg:y2="22.59cm" draw:start-shape="id37" draw:start-glue-point="0" draw:end-shape="id38" draw:end-glue-point="2" svg:d="M25193 26273v-1842h127v-1841" svg:viewBox="0 0 128 3684">
          <text:p/>
        </draw:connector>
      </draw:page>
      <draw:page draw:name="page4" draw:style-name="dp1" draw:master-page-name="Default">
        <draw:custom-shape draw:style-name="gr74" draw:text-style-name="P37" draw:layer="layout" svg:width="1.27cm" svg:height="1.27cm" svg:x="21.574cm" svg:y="3.79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5" draw:text-style-name="P9" draw:layer="layout" svg:width="4.953cm" svg:height="1.397cm" svg:x="30.21cm" svg:y="5.318cm">
          <text:p text:style-name="P38"><text:span text:style-name="T2">SortController</text:span></text:p>
          <draw:enhanced-geometry svg:viewBox="0 0 21600 21600" draw:type="rectangle" draw:enhanced-path="M 0 0 L 21600 0 21600 21600 0 21600 0 0 Z N"/>
        </draw:custom-shape>
        <draw:custom-shape draw:style-name="gr76" draw:text-style-name="P9" xml:id="id57" draw:id="id57" draw:layer="measurelines" svg:width="4.953cm" svg:height="1.778cm" svg:x="19.923cm" svg:y="8.366cm">
          <text:p text:style-name="P8"><text:span text:style-name="T2">Auswahl</text:span><text:span text:style-name="T2"><text:line-break/></text:span><text:span text:style-name="T2">Sortieralgorhytmus</text:span><text:span text:style-name="T2"><text:line-break/></text:span><text:span text:style-name="T2">Combobox</text:span></text:p>
          <draw:enhanced-geometry svg:viewBox="0 0 21600 21600" draw:type="rectangle" draw:enhanced-path="M 0 0 L 21600 0 21600 21600 0 21600 0 0 Z N"/>
        </draw:custom-shape>
        <draw:custom-shape draw:style-name="gr77" draw:text-style-name="P40" draw:layer="measurelines" svg:width="10.16cm" svg:height="1.397cm" svg:x="27.289cm" svg:y="8.493cm">
          <text:p text:style-name="P39"><text:span text:style-name="T4">SetSortAlgorythm(SortAlgo:SortAlgorythmInterface)</text:span></text:p>
          <draw:enhanced-geometry svg:viewBox="0 0 21600 21600" draw:type="rectangle" draw:enhanced-path="M 0 0 L 21600 0 21600 21600 0 21600 0 0 Z N"/>
        </draw:custom-shape>
        <draw:custom-shape draw:style-name="gr75" draw:text-style-name="P9" draw:layer="measurelines" svg:width="4.953cm" svg:height="1.397cm" svg:x="19.796cm" svg:y="5.318cm">
          <text:p text:style-name="P8"><text:span text:style-name="T2">SortControllerUI</text:span></text:p>
          <draw:enhanced-geometry svg:viewBox="0 0 21600 21600" draw:type="rectangle" draw:enhanced-path="M 0 0 L 21600 0 21600 21600 0 21600 0 0 Z N"/>
        </draw:custom-shape>
        <draw:custom-shape draw:style-name="gr76" draw:text-style-name="P9" xml:id="id39" draw:id="id39" draw:layer="measurelines" svg:width="4.953cm" svg:height="1.778cm" svg:x="19.923cm" svg:y="10.906cm">
          <text:p text:style-name="P8"><text:span text:style-name="T2">Zu sortierende </text:span><text:span text:style-name="T2"><text:line-break/></text:span><text:span text:style-name="T2">Werte festlegen</text:span><text:span text:style-name="T2"><text:line-break/></text:span><text:span text:style-name="T2">(Randomizer in UI)</text:span></text:p>
          <draw:enhanced-geometry svg:viewBox="0 0 21600 21600" draw:type="rectangle" draw:enhanced-path="M 0 0 L 21600 0 21600 21600 0 21600 0 0 Z N"/>
        </draw:custom-shape>
        <draw:custom-shape draw:style-name="gr78" draw:text-style-name="P40" xml:id="id40" draw:id="id40" draw:layer="measurelines" svg:width="10.16cm" svg:height="4.064cm" svg:x="27.289cm" svg:y="11.033cm">
          <draw:glue-point draw:id="4" svg:x="5cm" svg:y="-3.125cm" draw:escape-direction="right"/>
          <text:p text:style-name="P39"><text:span text:style-name="T4">+SetValues(Values:SortValuesInterface)</text:span></text:p>
          <draw:enhanced-geometry svg:viewBox="0 0 21600 21600" draw:type="rectangle" draw:enhanced-path="M 0 0 L 21600 0 21600 21600 0 21600 0 0 Z N"/>
        </draw:custom-shape>
        <draw:custom-shape draw:style-name="gr79" draw:text-style-name="P40" draw:layer="measurelines" svg:width="10.16cm" svg:height="1.397cm" svg:x="27.289cm" svg:y="8.493cm">
          <text:p text:style-name="P39"><text:span text:style-name="T4">SetSortAlgorythm(SortAlgo:SortAlgorythmInterface)</text:span></text:p>
          <draw:enhanced-geometry svg:viewBox="0 0 21600 21600" draw:type="rectangle" draw:enhanced-path="M 0 0 L 21600 0 21600 21600 0 21600 0 0 Z N"/>
        </draw:custom-shape>
        <draw:custom-shape draw:style-name="gr80" draw:text-style-name="P40" xml:id="id58" draw:id="id58" draw:layer="measurelines" svg:width="10.16cm" svg:height="1.397cm" svg:x="27.289cm" svg:y="8.493cm">
          <text:p text:style-name="P39"><text:span text:style-name="T4">SetSortAlgorythm(SortAlgo:SortAlgorythmInterface)</text:span></text:p>
          <draw:enhanced-geometry svg:viewBox="0 0 21600 21600" draw:type="rectangle" draw:enhanced-path="M 0 0 L 21600 0 21600 21600 0 21600 0 0 Z N"/>
        </draw:custom-shape>
        <draw:custom-shape draw:style-name="gr81" draw:text-style-name="P2" draw:layer="measurelines" svg:width="3.302cm" svg:height="1.154cm" svg:x="40.116cm" svg:y="5.18cm">
          <text:p text:style-name="P1"><text:span text:style-name="T1">SortValues</text:span></text:p>
          <draw:enhanced-geometry svg:viewBox="0 0 21600 21600" draw:type="rectangle" draw:enhanced-path="M 0 0 L 21600 0 21600 21600 0 21600 0 0 Z N"/>
        </draw:custom-shape>
        <draw:custom-shape draw:style-name="gr82" draw:text-style-name="P40" xml:id="id41" draw:id="id41" draw:layer="measurelines" svg:width="5.842cm" svg:height="0.762cm" svg:x="39.1cm" svg:y="11.414cm">
          <text:p text:style-name="P39"><text:span text:style-name="T4">New SortValues(int Values[])</text:span></text:p>
          <draw:enhanced-geometry svg:viewBox="0 0 21600 21600" draw:type="rectangle" draw:enhanced-path="M 0 0 L 21600 0 21600 21600 0 21600 0 0 Z N"/>
        </draw:custom-shape>
        <draw:connector draw:style-name="gr83" draw:text-style-name="P10" draw:layer="measurelines" svg:x1="24.876cm" svg:y1="11.795cm" svg:x2="27.289cm" svg:y2="13.065cm" draw:start-shape="id39" draw:start-glue-point="1" draw:end-shape="id40" draw:end-glue-point="3" svg:d="M24876 11795h1206v1270h1207" svg:viewBox="0 0 2414 1271">
          <text:p/>
        </draw:connector>
        <draw:connector draw:style-name="gr83" draw:text-style-name="P10" draw:layer="measurelines" svg:x1="37.449cm" svg:y1="11.795cm" svg:x2="39.1cm" svg:y2="11.795cm" draw:start-shape="id40" draw:start-glue-point="4" draw:end-shape="id41" draw:end-glue-point="3" svg:d="M37449 11795h1651" svg:viewBox="0 0 1652 1">
          <text:p/>
        </draw:connector>
        <draw:custom-shape draw:style-name="gr84" draw:text-style-name="P40" xml:id="id42" draw:id="id42" draw:layer="measurelines" svg:width="7.493cm" svg:height="1.397cm" svg:x="29.956cm" svg:y="12.303cm">
          <text:p text:style-name="P39"><text:span text:style-name="T3">+ Values:SortValuesInterface = </text:span><text:span text:style-name="T3"><text:line-break/></text:span><text:span text:style-name="T3">newSortValue</text:span></text:p>
          <draw:enhanced-geometry svg:viewBox="0 0 21600 21600" draw:type="rectangle" draw:enhanced-path="M 0 0 L 21600 0 21600 21600 0 21600 0 0 Z N"/>
        </draw:custom-shape>
        <draw:connector draw:style-name="gr83" draw:text-style-name="P10" draw:layer="measurelines" svg:x1="42.021cm" svg:y1="12.176cm" svg:x2="37.449cm" svg:y2="13.001cm" draw:start-shape="id41" draw:start-glue-point="2" draw:end-shape="id42" draw:end-glue-point="1" svg:d="M42021 12176v825h-4572" svg:viewBox="0 0 4573 826">
          <text:p/>
        </draw:connector>
        <draw:custom-shape draw:style-name="gr76" draw:text-style-name="P9" xml:id="id43" draw:id="id43" draw:layer="measurelines" svg:width="4.953cm" svg:height="1.778cm" svg:x="19.923cm" svg:y="18.272cm">
          <text:p text:style-name="P8"><text:span text:style-name="T2">Starte Sortierung</text:span></text:p>
          <draw:enhanced-geometry svg:viewBox="0 0 21600 21600" draw:type="rectangle" draw:enhanced-path="M 0 0 L 21600 0 21600 21600 0 21600 0 0 Z N"/>
        </draw:custom-shape>
        <draw:custom-shape draw:style-name="gr85" draw:text-style-name="P40" xml:id="id44" draw:id="id44" draw:layer="measurelines" svg:width="10.16cm" svg:height="0.889cm" svg:x="27.289cm" svg:y="18.653cm">
          <text:p text:style-name="P39"><text:span text:style-name="T9">+</text:span><text:span text:style-name="T4">StartSort()</text:span></text:p>
          <draw:enhanced-geometry svg:viewBox="0 0 21600 21600" draw:type="rectangle" draw:enhanced-path="M 0 0 L 21600 0 21600 21600 0 21600 0 0 Z N"/>
        </draw:custom-shape>
        <draw:custom-shape draw:style-name="gr86" draw:text-style-name="P40" xml:id="id45" draw:id="id45" draw:layer="measurelines" svg:width="10.16cm" svg:height="1.651cm" svg:x="27.289cm" svg:y="20.685cm">
          <text:p text:style-name="P39"><text:span text:style-name="T4">- SortWorker:Backgroundworker = </text:span><text:span text:style-name="T4"><text:line-break/></text:span><text:span text:style-name="T4">new Backgroundworker</text:span></text:p>
          <draw:enhanced-geometry svg:viewBox="0 0 21600 21600" draw:type="rectangle" draw:enhanced-path="M 0 0 L 21600 0 21600 21600 0 21600 0 0 Z N"/>
        </draw:custom-shape>
        <draw:connector draw:style-name="gr83" draw:text-style-name="P10" draw:layer="measurelines" svg:x1="24.876cm" svg:y1="19.161cm" svg:x2="27.289cm" svg:y2="19.097cm" draw:start-shape="id43" draw:start-glue-point="1" draw:end-shape="id44" draw:end-glue-point="3" svg:d="M24876 19161h1206v-64h1207" svg:viewBox="0 0 2414 65">
          <text:p/>
        </draw:connector>
        <draw:connector draw:style-name="gr83" draw:text-style-name="P10" draw:layer="measurelines" svg:x1="32.369cm" svg:y1="19.542cm" svg:x2="32.369cm" svg:y2="20.685cm" draw:start-shape="id44" draw:start-glue-point="2" draw:end-shape="id45" draw:end-glue-point="0" svg:d="M32369 19542v1143" svg:viewBox="0 0 1 1144">
          <text:p/>
        </draw:connector>
        <draw:custom-shape draw:style-name="gr81" draw:text-style-name="P2" draw:layer="measurelines" svg:width="3.302cm" svg:height="1.154cm" svg:x="46.593cm" svg:y="5.191cm">
          <text:p text:style-name="P1"><text:span text:style-name="T1">SortAlgo</text:span></text:p>
          <draw:enhanced-geometry svg:viewBox="0 0 21600 21600" draw:type="rectangle" draw:enhanced-path="M 0 0 L 21600 0 21600 21600 0 21600 0 0 Z N"/>
        </draw:custom-shape>
        <draw:custom-shape draw:style-name="gr87" draw:text-style-name="P40" xml:id="id46" draw:id="id46" draw:layer="measurelines" svg:width="10.16cm" svg:height="1.651cm" svg:x="27.289cm" svg:y="23.225cm">
          <text:p text:style-name="P39"><text:span text:style-name="T4">Backgroundworker.DoWork</text:span></text:p>
          <draw:enhanced-geometry svg:viewBox="0 0 21600 21600" draw:type="rectangle" draw:enhanced-path="M 0 0 L 21600 0 21600 21600 0 21600 0 0 Z N"/>
        </draw:custom-shape>
        <draw:connector draw:style-name="gr83" draw:text-style-name="P10" draw:layer="measurelines" svg:x1="32.369cm" svg:y1="22.336cm" svg:x2="32.369cm" svg:y2="23.225cm" draw:start-shape="id45" draw:start-glue-point="2" draw:end-shape="id46" draw:end-glue-point="0" svg:d="M32369 22336v889" svg:viewBox="0 0 1 890">
          <text:p/>
        </draw:connector>
        <draw:custom-shape draw:style-name="gr88" draw:text-style-name="P14" xml:id="id47" draw:id="id47" draw:layer="measurelines" svg:width="8.509cm" svg:height="0.889cm" svg:x="44.18cm" svg:y="14.335cm">
          <text:p text:style-name="P13"><text:span text:style-name="T4">+ SetValues(Values:SortValuesInterface)</text:span><text:span text:style-name="T4"><text:line-break/></text:span><text:span text:style-name="T4"/></text:p>
          <draw:enhanced-geometry svg:viewBox="0 0 21600 21600" draw:type="rectangle" draw:enhanced-path="M 0 0 L 21600 0 21600 21600 0 21600 0 0 Z N"/>
        </draw:custom-shape>
        <draw:connector draw:style-name="gr83" draw:text-style-name="P10" draw:layer="measurelines" svg:x1="33.702cm" svg:y1="13.7cm" svg:x2="44.18cm" svg:y2="14.779cm" draw:start-shape="id42" draw:start-glue-point="2" draw:end-shape="id47" draw:end-glue-point="3" svg:d="M33702 13700v1079h10478" svg:viewBox="0 0 10479 1080">
          <text:p/>
        </draw:connector>
        <draw:custom-shape draw:style-name="gr88" draw:text-style-name="P14" xml:id="id48" draw:id="id48" draw:layer="measurelines" svg:width="8.509cm" svg:height="0.889cm" svg:x="44.053cm" svg:y="23.606cm">
          <text:p text:style-name="P13"><text:span text:style-name="T4">+ DoSortStep()</text:span><text:span text:style-name="T4"><text:line-break/></text:span><text:span text:style-name="T4"/></text:p>
          <draw:enhanced-geometry svg:viewBox="0 0 21600 21600" draw:type="rectangle" draw:enhanced-path="M 0 0 L 21600 0 21600 21600 0 21600 0 0 Z N"/>
        </draw:custom-shape>
        <draw:connector draw:style-name="gr83" draw:text-style-name="P10" draw:layer="measurelines" svg:x1="37.449cm" svg:y1="24.05cm" svg:x2="44.053cm" svg:y2="24.05cm" draw:start-shape="id46" draw:start-glue-point="1" draw:end-shape="id48" draw:end-glue-point="3" svg:d="M37449 24050h6604" svg:viewBox="0 0 6605 1">
          <text:p/>
        </draw:connector>
        <draw:custom-shape draw:style-name="gr89" draw:text-style-name="P40" xml:id="id50" draw:id="id50" draw:layer="measurelines" svg:width="10.16cm" svg:height="1.651cm" svg:x="27.289cm" svg:y="25.638cm">
          <draw:glue-point draw:id="4" svg:x="-5cm" svg:y="2.695cm"/>
          <text:p text:style-name="P39"><text:span text:style-name="T4">Backgroundworker.onStateChanged</text:span></text:p>
          <draw:enhanced-geometry svg:viewBox="0 0 21600 21600" draw:type="rectangle" draw:enhanced-path="M 0 0 L 21600 0 21600 21600 0 21600 0 0 Z N"/>
        </draw:custom-shape>
        <draw:connector draw:style-name="gr83" draw:text-style-name="P10" draw:layer="measurelines" svg:x1="43.926cm" svg:y1="26.336cm" svg:x2="37.449cm" svg:y2="26.463cm" draw:start-shape="id49" draw:start-glue-point="3" draw:end-shape="id50" draw:end-glue-point="1" svg:d="M43926 26336h-3239v127h-3238" svg:viewBox="0 0 6478 128">
          <text:p/>
        </draw:connector>
        <draw:custom-shape draw:style-name="gr90" draw:text-style-name="P14" xml:id="id51" draw:id="id51" draw:layer="measurelines" svg:width="6.35cm" svg:height="0.889cm" svg:x="11.16cm" svg:y="26.019cm">
          <text:p text:style-name="P13"><text:span text:style-name="T4">+ ShowValues(Values[]:Integer)</text:span></text:p>
          <draw:enhanced-geometry svg:viewBox="0 0 21600 21600" draw:type="rectangle" draw:enhanced-path="M 0 0 L 21600 0 21600 21600 0 21600 0 0 Z N"/>
        </draw:custom-shape>
        <draw:custom-shape draw:style-name="gr75" draw:text-style-name="P9" draw:layer="layout" svg:width="4.953cm" svg:height="1.397cm" svg:x="11.795cm" svg:y="5.318cm">
          <text:p text:style-name="P8"><text:span text:style-name="T2">ValueView</text:span></text:p>
          <draw:enhanced-geometry svg:viewBox="0 0 21600 21600" draw:type="rectangle" draw:enhanced-path="M 0 0 L 21600 0 21600 21600 0 21600 0 0 Z N"/>
        </draw:custom-shape>
        <draw:connector draw:style-name="gr83" draw:text-style-name="P10" draw:layer="layout" svg:x1="27.289cm" svg:y1="26.463cm" svg:x2="17.51cm" svg:y2="26.463cm" draw:start-shape="id50" draw:start-glue-point="3" draw:end-shape="id51" draw:end-glue-point="1" svg:d="M27289 26463h-9779" svg:viewBox="0 0 9780 1">
          <text:p/>
        </draw:connector>
        <draw:custom-shape draw:style-name="gr75" draw:text-style-name="P9" xml:id="id53" draw:id="id53" draw:layer="layout" svg:width="4.953cm" svg:height="1.397cm" svg:x="4.175cm" svg:y="5.318cm">
          <text:p text:style-name="P8"><text:span text:style-name="T2">StatisticView</text:span></text:p>
          <draw:enhanced-geometry svg:viewBox="0 0 21600 21600" draw:type="rectangle" draw:enhanced-path="M 0 0 L 21600 0 21600 21600 0 21600 0 0 Z N"/>
        </draw:custom-shape>
        <draw:custom-shape draw:style-name="gr91" draw:text-style-name="P14" xml:id="id52" draw:id="id52" draw:layer="layout" svg:width="8.636cm" svg:height="0.889cm" svg:x="3.032cm" svg:y="27.416cm">
          <text:p text:style-name="P13"><text:span text:style-name="T4">+ ShowStatistics(Stats:StatisticsInterface)</text:span></text:p>
          <draw:enhanced-geometry svg:viewBox="0 0 21600 21600" draw:type="rectangle" draw:enhanced-path="M 0 0 L 21600 0 21600 21600 0 21600 0 0 Z N"/>
        </draw:custom-shape>
        <draw:connector draw:style-name="gr83" draw:text-style-name="P10" draw:layer="layout" svg:x1="27.289cm" svg:y1="26.907cm" svg:x2="11.668cm" svg:y2="27.86cm" draw:start-shape="id50" draw:start-glue-point="4" draw:end-shape="id52" draw:end-glue-point="1" svg:d="M27289 26907h-7810v953h-7811" svg:viewBox="0 0 15622 954">
          <text:p/>
        </draw:connector>
        <draw:connector draw:style-name="gr92" draw:text-style-name="P10" draw:layer="layout" svg:x1="6.651cm" svg:y1="6.715cm" svg:x2="6.641cm" svg:y2="40.561cm" draw:start-shape="id53" draw:start-glue-point="2" svg:d="M6651 6715v17173h-10v16673" svg:viewBox="0 0 11 33847">
          <text:p/>
        </draw:connector>
        <draw:connector draw:style-name="gr92" draw:text-style-name="P10" draw:layer="layout" svg:x1="14.335cm" svg:y1="6.778cm" svg:x2="14.325cm" svg:y2="40.624cm" svg:d="M14335 6778v17173h-10v16673" svg:viewBox="0 0 11 33847">
          <text:p/>
        </draw:connector>
        <draw:connector draw:style-name="gr92" draw:text-style-name="P10" draw:layer="layout" svg:x1="22.209cm" svg:y1="6.778cm" svg:x2="22.199cm" svg:y2="40.624cm" svg:d="M22209 6778v17173h-10v16673" svg:viewBox="0 0 11 33847">
          <text:p/>
        </draw:connector>
        <draw:connector draw:style-name="gr92" draw:text-style-name="P10" draw:layer="layout" svg:x1="32.76cm" svg:y1="6.778cm" svg:x2="32.75cm" svg:y2="40.624cm" svg:d="M32760 6778v17173h-10v16673" svg:viewBox="0 0 11 33847">
          <text:p/>
        </draw:connector>
        <draw:connector draw:style-name="gr92" draw:text-style-name="P10" draw:layer="layout" svg:x1="41.767cm" svg:y1="6.334cm" svg:x2="41.757cm" svg:y2="40.18cm" svg:d="M41767 6334v17173h-10v16673" svg:viewBox="0 0 11 33847">
          <text:p/>
        </draw:connector>
        <draw:connector draw:style-name="gr92" draw:text-style-name="P10" draw:layer="layout" svg:x1="48.254cm" svg:y1="6.334cm" svg:x2="48.244cm" svg:y2="40.18cm" svg:d="M48254 6334v17173h-10v16673" svg:viewBox="0 0 11 33847">
          <text:p/>
        </draw:connector>
        <draw:custom-shape draw:style-name="gr93" draw:text-style-name="P14" xml:id="id49" draw:id="id49" draw:layer="layout" svg:width="9.779cm" svg:height="0.889cm" svg:x="43.926cm" svg:y="25.892cm">
          <text:p text:style-name="P13"><text:span text:style-name="T3">SIGNAL: </text:span><text:span text:style-name="T4">ValueChanged(StepNumber:Integer)</text:span><text:span text:style-name="T4"><text:line-break/></text:span><text:span text:style-name="T4"/></text:p>
          <draw:enhanced-geometry svg:viewBox="0 0 21600 21600" draw:type="rectangle" draw:enhanced-path="M 0 0 L 21600 0 21600 21600 0 21600 0 0 Z N"/>
        </draw:custom-shape>
        <draw:custom-shape draw:style-name="gr93" draw:text-style-name="P14" xml:id="id54" draw:id="id54" draw:layer="layout" svg:width="9.779cm" svg:height="0.889cm" svg:x="43.799cm" svg:y="29.194cm">
          <text:p text:style-name="P13"><text:span text:style-name="T3">SIGNAL: SortFinish(TotalSteps:Integer)</text:span><text:span text:style-name="T4"><text:line-break/></text:span><text:span text:style-name="T4"/></text:p>
          <draw:enhanced-geometry svg:viewBox="0 0 21600 21600" draw:type="rectangle" draw:enhanced-path="M 0 0 L 21600 0 21600 21600 0 21600 0 0 Z N"/>
        </draw:custom-shape>
        <draw:custom-shape draw:style-name="gr94" draw:text-style-name="P40" xml:id="id55" draw:id="id55" draw:layer="layout" svg:width="10.16cm" svg:height="1.651cm" svg:x="27.289cm" svg:y="28.686cm">
          <draw:glue-point draw:id="4" svg:x="-5cm" svg:y="2.695cm"/>
          <text:p text:style-name="P39"><text:span text:style-name="T4">Backgroundworker.onFinish</text:span></text:p>
          <draw:enhanced-geometry svg:viewBox="0 0 21600 21600" draw:type="rectangle" draw:enhanced-path="M 0 0 L 21600 0 21600 21600 0 21600 0 0 Z N"/>
        </draw:custom-shape>
        <draw:connector draw:style-name="gr83" draw:text-style-name="P10" draw:layer="layout" svg:x1="48.307cm" svg:y1="24.495cm" svg:x2="48.815cm" svg:y2="25.892cm" draw:start-shape="id48" draw:start-glue-point="2" draw:end-shape="id49" svg:d="M48307 24495v698h508v699" svg:viewBox="0 0 509 1398">
          <text:p/>
        </draw:connector>
        <draw:connector draw:style-name="gr83" draw:text-style-name="P10" draw:layer="layout" svg:x1="48.815cm" svg:y1="26.781cm" svg:x2="48.688cm" svg:y2="29.194cm" draw:start-shape="id49" draw:start-glue-point="2" draw:end-shape="id54" draw:end-glue-point="0" svg:d="M48815 26781v1206h-127v1207" svg:viewBox="0 0 128 2414">
          <text:p/>
        </draw:connector>
        <draw:connector draw:style-name="gr83" draw:text-style-name="P10" draw:layer="layout" svg:x1="43.799cm" svg:y1="29.638cm" svg:x2="37.449cm" svg:y2="29.511cm" draw:start-shape="id54" draw:start-glue-point="3" draw:end-shape="id55" draw:end-glue-point="1" svg:d="M43799 29638h-3175v-127h-3175" svg:viewBox="0 0 6351 128">
          <text:p/>
        </draw:connector>
        <draw:custom-shape draw:style-name="gr95" draw:text-style-name="P18" draw:layer="layout" svg:width="1.397cm" svg:height="1.143cm" svg:x="53.959cm" svg:y="25.49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6" draw:text-style-name="P18" draw:layer="layout" svg:width="1.357cm" svg:height="1.16cm" svg:x="53.986cm" svg:y="26.002cm">
          <text:p/>
          <draw:enhanced-geometry svg:viewBox="0 0 21600 21600" draw:mirror-vertical="true" draw:mirror-horizontal="true" draw:text-areas="0 0 21600 21600" draw:type="circular-arrow" draw:modifiers="-176.48225782247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1" draw:text-style-name="P14" xml:id="id56" draw:id="id56" draw:layer="layout" svg:width="8.636cm" svg:height="0.889cm" svg:x="2.905cm" svg:y="29.067cm">
          <text:p text:style-name="P13"><text:span text:style-name="T4">+ ShowStatistics(Stats:StatisticsInterface)</text:span></text:p>
          <draw:enhanced-geometry svg:viewBox="0 0 21600 21600" draw:type="rectangle" draw:enhanced-path="M 0 0 L 21600 0 21600 21600 0 21600 0 0 Z N"/>
        </draw:custom-shape>
        <draw:connector draw:style-name="gr83" draw:text-style-name="P10" draw:layer="layout" svg:x1="27.289cm" svg:y1="29.511cm" svg:x2="11.541cm" svg:y2="29.511cm" draw:start-shape="id55" draw:start-glue-point="3" draw:end-shape="id56" draw:end-glue-point="1" svg:d="M27289 29511h-15748" svg:viewBox="0 0 15749 1">
          <text:p/>
        </draw:connector>
        <draw:connector draw:style-name="gr83" draw:text-style-name="P10" draw:layer="layout" svg:x1="24.876cm" svg:y1="9.255cm" svg:x2="27.289cm" svg:y2="9.191cm" draw:start-shape="id57" draw:start-glue-point="1" draw:end-shape="id58" draw:end-glue-point="3" svg:d="M24876 9255h1206v-64h1207" svg:viewBox="0 0 2414 65">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ourier enw" svg:font-family="'Courier enw'"/>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Linienspitzen_20_3" draw:display-name="Linienspitzen 3" svg:viewBox="0 0 20 20" svg:d="M0 20l10-20 10 20z"/>
    <draw:marker draw:name="Linienspitzen_20_4" draw:display-name="Linienspitzen 4" svg:viewBox="0 0 20 20" svg:d="M0 20l10-20 10 20z"/>
    <draw:marker draw:name="Linienspitzen_20_5" draw:display-name="Linienspitzen 5" svg:viewBox="0 0 20 20" svg:d="M0 20l10-20 10 20z"/>
    <draw:stroke-dash draw:name="Double_20_Dash" draw:display-name="Double Dash" draw:style="rect" draw:dots1="1" draw:dots1-length="1100%" draw:dots2="1" draw:dots2-length="1100%" draw:distance="500%"/>
    <draw:stroke-dash draw:name="Double_20_Dash_20_Dot" draw:display-name="Double Dash Dot" draw:style="rect" draw:dots1="1" draw:dots1-length="1100%" draw:dots2="1" draw:dots2-length="100%" draw:distance="500%"/>
    <draw:stroke-dash draw:name="Double_20_Dash_20_Dot_20_Dot" draw:display-name="Double Dash Dot Dot" draw:style="rect" draw:dots1="1" draw:dots1-length="1100%" draw:dots2="2" draw:dots2-length="100%" draw:distance="5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36.093000000</meta:creation-date>
    <meta:generator>LibreOffice/7.0.6.2$Windows_X86_64 LibreOffice_project/144abb84a525d8e30c9dbbefa69cbbf2d8d4ae3b</meta:generator>
    <dc:date>2021-10-20T12:06:16.076000000</dc:date>
    <meta:editing-duration>PT7H26M36S</meta:editing-duration>
    <meta:editing-cycles>44</meta:editing-cycles>
    <meta:document-statistic meta:object-count="194"/>
  </office:meta>
</office:document-meta>
</file>